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SubHeading">
      <style:text-properties officeooo:paragraph-rsid="00011890"/>
    </style:style>
    <style:style style:name="P2" style:family="paragraph" style:parent-style-name="PL-Paragraph">
      <style:text-properties officeooo:rsid="0041830d" officeooo:paragraph-rsid="00011890"/>
    </style:style>
    <style:style style:name="P3" style:family="paragraph" style:parent-style-name="PL-Paragraph">
      <style:text-properties officeooo:rsid="00432cac" officeooo:paragraph-rsid="00011890"/>
    </style:style>
    <style:style style:name="P4" style:family="paragraph" style:parent-style-name="PL-Paragraph">
      <style:text-properties officeooo:rsid="00462d65" officeooo:paragraph-rsid="00011890"/>
    </style:style>
    <style:style style:name="P5" style:family="paragraph" style:parent-style-name="PL-Paragraph">
      <style:text-properties fo:font-style="italic" officeooo:paragraph-rsid="00011890" style:font-style-asian="italic" style:font-style-complex="italic"/>
    </style:style>
    <style:style style:name="P6" style:family="paragraph" style:parent-style-name="PL-Paragraph">
      <style:text-properties officeooo:paragraph-rsid="00011890"/>
    </style:style>
    <style:style style:name="P7" style:family="paragraph" style:parent-style-name="PL-Paragraph">
      <style:text-properties officeooo:paragraph-rsid="0004c88c"/>
    </style:style>
    <style:style style:name="P8" style:family="paragraph" style:parent-style-name="PL-Heading">
      <style:text-properties officeooo:paragraph-rsid="0004c88c"/>
    </style:style>
    <style:style style:name="P9" style:family="paragraph" style:parent-style-name="PL-Heading">
      <style:text-properties officeooo:paragraph-rsid="00074ef9"/>
    </style:style>
    <style:style style:name="P10" style:family="paragraph" style:parent-style-name="PL-Quote">
      <style:text-properties officeooo:rsid="0029d46f" officeooo:paragraph-rsid="00011890"/>
    </style:style>
    <style:style style:name="P11" style:family="paragraph" style:parent-style-name="PL-Quote">
      <style:text-properties officeooo:rsid="00462d65" officeooo:paragraph-rsid="00011890"/>
    </style:style>
    <style:style style:name="P12" style:family="paragraph" style:parent-style-name="PL-Quote">
      <style:text-properties fo:font-weight="bold" officeooo:rsid="0029d46f" officeooo:paragraph-rsid="00011890" style:font-weight-asian="bold" style:font-weight-complex="bold"/>
    </style:style>
    <style:style style:name="P13" style:family="paragraph" style:parent-style-name="PL-Quote">
      <style:text-properties officeooo:paragraph-rsid="00011890"/>
    </style:style>
    <style:style style:name="P14" style:family="paragraph" style:parent-style-name="Text_20_body">
      <style:text-properties officeooo:paragraph-rsid="00011890"/>
    </style:style>
    <style:style style:name="P15" style:family="paragraph" style:parent-style-name="Standard">
      <style:text-properties fo:font-weight="bold" officeooo:paragraph-rsid="00011890" style:font-weight-asian="bold" style:font-weight-complex="bold"/>
    </style:style>
    <style:style style:name="P16" style:family="paragraph" style:parent-style-name="Standard">
      <style:text-properties officeooo:paragraph-rsid="00011890"/>
    </style:style>
    <style:style style:name="P17" style:family="paragraph" style:parent-style-name="PL-Paragraph">
      <style:text-properties style:use-window-font-color="true" fo:font-style="normal" fo:font-weight="normal" officeooo:rsid="004843b3" officeooo:paragraph-rsid="000550cb" fo:background-color="transparent" style:font-style-asian="normal" style:font-weight-asian="normal" style:font-style-complex="normal" style:font-weight-complex="normal"/>
    </style:style>
    <style:style style:name="P18" style:family="paragraph" style:parent-style-name="PL-Paragraph">
      <style:text-properties style:use-window-font-color="true" fo:font-style="normal" officeooo:rsid="00197001" officeooo:paragraph-rsid="00011890" fo:background-color="transparent" style:font-style-asian="normal" style:font-style-complex="normal"/>
    </style:style>
    <style:style style:name="P19" style:family="paragraph" style:parent-style-name="PL-Paragraph">
      <style:text-properties officeooo:rsid="000550cb"/>
    </style:style>
    <style:style style:name="P20" style:family="paragraph" style:parent-style-name="PL-Paragraph">
      <style:text-properties fo:font-style="italic" fo:font-weight="normal" officeooo:rsid="003580f9" officeooo:paragraph-rsid="00011890" style:font-style-asian="italic" style:font-weight-asian="normal" style:font-style-complex="italic" style:font-weight-complex="normal"/>
    </style:style>
    <style:style style:name="P21" style:family="paragraph" style:parent-style-name="PL-Paragraph">
      <style:text-properties officeooo:rsid="001d4553" officeooo:paragraph-rsid="00011890"/>
    </style:style>
    <style:style style:name="P22" style:family="paragraph" style:parent-style-name="PL-Paragraph">
      <style:text-properties fo:font-weight="normal" officeooo:rsid="0025cac9" officeooo:paragraph-rsid="00011890" style:font-weight-asian="normal" style:font-weight-complex="normal"/>
    </style:style>
    <style:style style:name="P23" style:family="paragraph" style:parent-style-name="PL-Paragraph">
      <style:text-properties fo:font-weight="normal" officeooo:rsid="0033a0e4" officeooo:paragraph-rsid="00011890" style:font-weight-asian="normal" style:font-weight-complex="normal"/>
    </style:style>
    <style:style style:name="P24" style:family="paragraph" style:parent-style-name="PL-Paragraph">
      <style:text-properties officeooo:rsid="002ecac6" officeooo:paragraph-rsid="00011890"/>
    </style:style>
    <style:style style:name="P25" style:family="paragraph" style:parent-style-name="PL-Paragraph">
      <style:text-properties officeooo:rsid="0030a0df" officeooo:paragraph-rsid="00011890"/>
    </style:style>
    <style:style style:name="P26" style:family="paragraph" style:parent-style-name="PL-Paragraph">
      <style:text-properties officeooo:rsid="003168fc" officeooo:paragraph-rsid="00011890"/>
    </style:style>
    <style:style style:name="P27" style:family="paragraph" style:parent-style-name="PL-Paragraph">
      <style:text-properties officeooo:paragraph-rsid="0009d05c"/>
    </style:style>
    <style:style style:name="P28" style:family="paragraph" style:parent-style-name="PL-Paragraph">
      <style:text-properties officeooo:paragraph-rsid="000721c8"/>
    </style:style>
    <style:style style:name="P29" style:family="paragraph" style:parent-style-name="PL-Heading">
      <style:text-properties officeooo:rsid="004843b3" officeooo:paragraph-rsid="0004c88c"/>
    </style:style>
    <style:style style:name="P30" style:family="paragraph" style:parent-style-name="PL-Heading">
      <style:text-properties officeooo:rsid="004843b3" officeooo:paragraph-rsid="0010a6e1"/>
    </style:style>
    <style:style style:name="P31" style:family="paragraph" style:parent-style-name="PL-Heading">
      <style:text-properties officeooo:paragraph-rsid="000897e0"/>
    </style:style>
    <style:style style:name="P32" style:family="paragraph" style:parent-style-name="PL-Heading">
      <style:text-properties officeooo:paragraph-rsid="000721c8"/>
    </style:style>
    <style:style style:name="P33" style:family="paragraph" style:parent-style-name="PL-Heading">
      <style:text-properties officeooo:paragraph-rsid="0011b0c6"/>
    </style:style>
    <style:style style:name="P34" style:family="paragraph" style:parent-style-name="PL-Heading">
      <style:paragraph-properties fo:break-before="page"/>
    </style:style>
    <style:style style:name="P35" style:family="paragraph" style:parent-style-name="PL-Heading">
      <style:paragraph-properties fo:break-before="page"/>
      <style:text-properties officeooo:paragraph-rsid="000897e0"/>
    </style:style>
    <style:style style:name="P36" style:family="paragraph" style:parent-style-name="PL-Heading">
      <style:paragraph-properties fo:break-before="page"/>
      <style:text-properties officeooo:paragraph-rsid="000721c8"/>
    </style:style>
    <style:style style:name="P37" style:family="paragraph" style:parent-style-name="PL-Heading">
      <style:paragraph-properties fo:break-before="page"/>
      <style:text-properties officeooo:paragraph-rsid="0011b0c6"/>
    </style:style>
    <style:style style:name="P38" style:family="paragraph" style:parent-style-name="PL-SubHeading">
      <style:text-properties officeooo:paragraph-rsid="000a3010"/>
    </style:style>
    <style:style style:name="P39" style:family="paragraph" style:parent-style-name="PL-Quote">
      <style:text-properties fo:font-style="italic" fo:font-weight="normal" officeooo:rsid="003580f9" officeooo:paragraph-rsid="00011890" style:font-style-asian="italic" style:font-weight-asian="normal" style:font-style-complex="italic" style:font-weight-complex="normal"/>
    </style:style>
    <style:style style:name="P40" style:family="paragraph" style:parent-style-name="PL-Quote">
      <style:text-properties officeooo:rsid="000c58f0" officeooo:paragraph-rsid="00011890"/>
    </style:style>
    <style:style style:name="P41" style:family="paragraph" style:parent-style-name="PL-Quote">
      <style:text-properties officeooo:rsid="0041830d" officeooo:paragraph-rsid="00011890"/>
    </style:style>
    <style:style style:name="P42" style:family="paragraph" style:parent-style-name="PL-Quote">
      <style:text-properties officeooo:rsid="0045cf29" officeooo:paragraph-rsid="00011890"/>
    </style:style>
    <style:style style:name="P43" style:family="paragraph" style:parent-style-name="PL-Quote">
      <style:text-properties officeooo:paragraph-rsid="00011890"/>
    </style:style>
    <style:style style:name="P44" style:family="paragraph" style:parent-style-name="PL-Quote">
      <style:text-properties officeooo:paragraph-rsid="000f421b"/>
    </style:style>
    <style:style style:name="P45" style:family="paragraph" style:parent-style-name="Standard">
      <style:text-properties style:use-window-font-color="true" fo:font-style="normal" officeooo:rsid="004843b3" officeooo:paragraph-rsid="0009d05c" fo:background-color="transparent" style:font-style-asian="normal" style:font-style-complex="normal"/>
    </style:style>
    <style:style style:name="P46" style:family="paragraph" style:parent-style-name="Standard">
      <style:text-properties officeooo:paragraph-rsid="0013dc94"/>
    </style:style>
    <style:style style:name="P47" style:family="paragraph" style:parent-style-name="PL-Footnote">
      <style:text-properties officeooo:rsid="0033a0e4" officeooo:paragraph-rsid="003003b5"/>
    </style:style>
    <style:style style:name="P48" style:family="paragraph" style:parent-style-name="PL-Title" style:master-page-name="Standard">
      <style:paragraph-properties style:page-number="auto" fo:break-before="page"/>
      <style:text-properties officeooo:paragraph-rsid="0004c88c"/>
    </style:style>
    <style:style style:name="P49" style:family="paragraph" style:parent-style-name="PL-Title">
      <style:text-properties officeooo:rsid="0019be1e" officeooo:paragraph-rsid="0004c88c"/>
    </style:style>
    <style:style style:name="T1" style:family="text">
      <style:text-properties officeooo:rsid="002b0e44"/>
    </style:style>
    <style:style style:name="T2" style:family="text">
      <style:text-properties officeooo:rsid="0019be1e"/>
    </style:style>
    <style:style style:name="T3" style:family="text">
      <style:text-properties officeooo:rsid="0004c5dc"/>
    </style:style>
    <style:style style:name="T4" style:family="text">
      <style:text-properties officeooo:rsid="00280d1d"/>
    </style:style>
    <style:style style:name="T5" style:family="text">
      <style:text-properties officeooo:rsid="0017cda5"/>
    </style:style>
    <style:style style:name="T6" style:family="text">
      <style:text-properties fo:font-style="italic"/>
    </style:style>
    <style:style style:name="T7" style:family="text">
      <style:text-properties fo:font-style="italic" fo:font-weight="normal" officeooo:rsid="0036c131" style:font-style-asian="italic" style:font-weight-asian="normal" style:font-style-complex="italic" style:font-weight-complex="normal"/>
    </style:style>
    <style:style style:name="T8" style:family="text">
      <style:text-properties fo:font-style="italic" fo:font-weight="normal" officeooo:rsid="003580f9" style:font-style-asian="italic" style:font-weight-asian="normal" style:font-style-complex="italic" style:font-weight-complex="normal"/>
    </style:style>
    <style:style style:name="T9" style:family="text">
      <style:text-properties fo:font-style="italic" fo:font-weight="normal" officeooo:rsid="003cec97" style:font-style-asian="italic" style:font-weight-asian="normal" style:font-style-complex="italic" style:font-weight-complex="normal"/>
    </style:style>
    <style:style style:name="T10" style:family="text">
      <style:text-properties fo:font-style="italic" fo:font-weight="normal" officeooo:rsid="0009d05c" style:font-weight-asian="normal" style:font-weight-complex="normal"/>
    </style:style>
    <style:style style:name="T11" style:family="text">
      <style:text-properties fo:font-style="italic" fo:font-weight="normal" officeooo:rsid="0010a6e1"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0c58f0" style:font-style-asian="italic" style:font-style-complex="italic"/>
    </style:style>
    <style:style style:name="T14" style:family="text">
      <style:text-properties fo:font-style="italic" officeooo:rsid="0045cf29" style:font-style-asian="italic" style:font-style-complex="italic"/>
    </style:style>
    <style:style style:name="T15" style:family="text">
      <style:text-properties fo:font-style="italic" officeooo:rsid="00462d65" style:font-style-asian="italic" style:font-style-complex="italic"/>
    </style:style>
    <style:style style:name="T16" style:family="text">
      <style:text-properties fo:font-style="italic" officeooo:rsid="004800c6" style:font-style-asian="italic" style:font-style-complex="italic"/>
    </style:style>
    <style:style style:name="T17" style:family="text">
      <style:text-properties fo:font-style="italic" officeooo:rsid="004a081e" style:font-style-asian="italic" style:font-style-complex="italic"/>
    </style:style>
    <style:style style:name="T18" style:family="text">
      <style:text-properties fo:font-style="italic" officeooo:rsid="004a6b95" style:font-style-asian="italic" style:font-style-complex="italic"/>
    </style:style>
    <style:style style:name="T19" style:family="text">
      <style:text-properties fo:font-size="14pt" fo:font-style="italic" fo:font-weight="normal" officeooo:rsid="0004c5dc" style:font-size-asian="14pt" style:font-style-asian="italic" style:font-weight-asian="normal" style:font-size-complex="14pt" style:font-style-complex="italic" style:font-weight-complex="normal"/>
    </style:style>
    <style:style style:name="T20"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21" style:family="text">
      <style:text-properties fo:font-size="14pt" fo:font-style="italic" fo:font-weight="normal" officeooo:rsid="003950ef" style:font-size-asian="14pt" style:font-style-asian="italic" style:font-weight-asian="normal" style:font-size-complex="14pt" style:font-style-complex="italic" style:font-weight-complex="normal"/>
    </style:style>
    <style:style style:name="T22" style:family="text">
      <style:text-properties fo:font-size="14pt" fo:font-style="italic" fo:font-weight="normal" officeooo:rsid="003aec72" style:font-size-asian="14pt" style:font-style-asian="italic" style:font-weight-asian="normal" style:font-size-complex="14pt" style:font-style-complex="italic" style:font-weight-complex="normal"/>
    </style:style>
    <style:style style:name="T23" style:family="text">
      <style:text-properties fo:font-size="14pt" fo:font-style="normal" fo:font-weight="normal" officeooo:rsid="00255149" style:font-size-asian="14pt" style:font-style-asian="normal" style:font-weight-asian="normal" style:font-size-complex="14pt" style:font-style-complex="normal" style:font-weight-complex="normal"/>
    </style:style>
    <style:style style:name="T24" style:family="text">
      <style:text-properties officeooo:rsid="002e590f"/>
    </style:style>
    <style:style style:name="T25" style:family="text">
      <style:text-properties officeooo:rsid="003746a5"/>
    </style:style>
    <style:style style:name="T26" style:family="text">
      <style:text-properties fo:font-weight="bold" style:font-weight-asian="bold" style:font-weight-complex="bold"/>
    </style:style>
    <style:style style:name="T27" style:family="text">
      <style:text-properties fo:font-weight="bold" officeooo:rsid="0006be8d" style:font-weight-asian="bold" style:font-weight-complex="bold"/>
    </style:style>
    <style:style style:name="T28" style:family="text">
      <style:text-properties fo:font-weight="bold" officeooo:rsid="004d744d" style:font-weight-asian="bold" style:font-weight-complex="bold"/>
    </style:style>
    <style:style style:name="T29" style:family="text">
      <style:text-properties fo:font-weight="bold" officeooo:rsid="000551f4" style:font-weight-asian="bold" style:font-weight-complex="bold"/>
    </style:style>
    <style:style style:name="T30" style:family="text">
      <style:text-properties fo:font-weight="bold" officeooo:rsid="004843b3" style:font-weight-asian="bold" style:font-weight-complex="bold"/>
    </style:style>
    <style:style style:name="T31" style:family="text">
      <style:text-properties officeooo:rsid="000551f4"/>
    </style:style>
    <style:style style:name="T32" style:family="text">
      <style:text-properties officeooo:rsid="0006be8d"/>
    </style:style>
    <style:style style:name="T33" style:family="text">
      <style:text-properties officeooo:rsid="000787f3"/>
    </style:style>
    <style:style style:name="T34" style:family="text">
      <style:text-properties officeooo:rsid="0009770a"/>
    </style:style>
    <style:style style:name="T35" style:family="text">
      <style:text-properties officeooo:rsid="000a6e01"/>
    </style:style>
    <style:style style:name="T36" style:family="text">
      <style:text-properties officeooo:rsid="000c58f0"/>
    </style:style>
    <style:style style:name="T37" style:family="text">
      <style:text-properties officeooo:rsid="000d1a4c"/>
    </style:style>
    <style:style style:name="T38" style:family="text">
      <style:text-properties officeooo:rsid="000da6a9"/>
    </style:style>
    <style:style style:name="T39" style:family="text">
      <style:text-properties officeooo:rsid="0041830d"/>
    </style:style>
    <style:style style:name="T40" style:family="text">
      <style:text-properties fo:font-style="normal" style:font-style-asian="normal" style:font-style-complex="normal"/>
    </style:style>
    <style:style style:name="T41" style:family="text">
      <style:text-properties fo:font-style="normal" officeooo:rsid="00493b44" style:font-style-asian="normal" style:font-style-complex="normal"/>
    </style:style>
    <style:style style:name="T42" style:family="text">
      <style:text-properties fo:font-style="normal" officeooo:rsid="000da6a9" style:font-style-asian="normal" style:font-style-complex="normal"/>
    </style:style>
    <style:style style:name="T43" style:family="text">
      <style:text-properties fo:font-style="normal" officeooo:rsid="0041830d" style:font-style-asian="normal" style:font-style-complex="normal"/>
    </style:style>
    <style:style style:name="T44" style:family="text">
      <style:text-properties fo:font-style="normal" officeooo:rsid="0045cf29" style:font-style-asian="normal" style:font-style-complex="normal"/>
    </style:style>
    <style:style style:name="T45" style:family="text">
      <style:text-properties fo:font-style="normal" officeooo:rsid="00462d65" style:font-style-asian="normal" style:font-style-complex="normal"/>
    </style:style>
    <style:style style:name="T46" style:family="text">
      <style:text-properties fo:font-style="normal" officeooo:rsid="004800c6" style:font-style-asian="normal" style:font-style-complex="normal"/>
    </style:style>
    <style:style style:name="T47" style:family="text">
      <style:text-properties fo:font-style="normal" officeooo:rsid="00481d56" style:font-style-asian="normal" style:font-style-complex="normal"/>
    </style:style>
    <style:style style:name="T48" style:family="text">
      <style:text-properties fo:font-style="normal" officeooo:rsid="0049f259" style:font-style-asian="normal" style:font-style-complex="normal"/>
    </style:style>
    <style:style style:name="T49" style:family="text">
      <style:text-properties fo:font-style="normal" officeooo:rsid="004a081e" style:font-style-asian="normal" style:font-style-complex="normal"/>
    </style:style>
    <style:style style:name="T50" style:family="text">
      <style:text-properties fo:font-style="normal" officeooo:rsid="004a6b95" style:font-style-asian="normal" style:font-style-complex="normal"/>
    </style:style>
    <style:style style:name="T51" style:family="text">
      <style:text-properties fo:font-style="normal" officeooo:rsid="000fa244" style:font-style-asian="normal" style:font-style-complex="normal"/>
    </style:style>
    <style:style style:name="T52" style:family="text">
      <style:text-properties fo:font-style="normal" officeooo:rsid="004c4565" style:font-style-asian="normal" style:font-style-complex="normal"/>
    </style:style>
    <style:style style:name="T53" style:family="text">
      <style:text-properties fo:font-style="normal" officeooo:rsid="000fd629" style:font-style-asian="normal" style:font-style-complex="normal"/>
    </style:style>
    <style:style style:name="T54" style:family="text">
      <style:text-properties fo:font-style="normal" officeooo:rsid="005b5a20" style:font-style-asian="normal" style:font-style-complex="normal"/>
    </style:style>
    <style:style style:name="T55" style:family="text">
      <style:text-properties fo:font-style="normal" officeooo:rsid="001de005" style:font-style-asian="normal" style:font-style-complex="normal"/>
    </style:style>
    <style:style style:name="T56" style:family="text">
      <style:text-properties fo:font-style="normal" officeooo:rsid="000c58f0" style:font-style-asian="normal" style:font-style-complex="normal"/>
    </style:style>
    <style:style style:name="T57" style:family="text">
      <style:text-properties officeooo:rsid="00493b44"/>
    </style:style>
    <style:style style:name="T58" style:family="text">
      <style:text-properties officeooo:rsid="00432cac"/>
    </style:style>
    <style:style style:name="T59" style:family="text">
      <style:text-properties officeooo:rsid="0045cf29"/>
    </style:style>
    <style:style style:name="T60" style:family="text">
      <style:text-properties officeooo:rsid="00447313"/>
    </style:style>
    <style:style style:name="T61" style:family="text">
      <style:text-properties officeooo:rsid="00462d65"/>
    </style:style>
    <style:style style:name="T62" style:family="text">
      <style:text-properties officeooo:rsid="004800c6"/>
    </style:style>
    <style:style style:name="T63" style:family="text">
      <style:text-properties officeooo:rsid="00481d56"/>
    </style:style>
    <style:style style:name="T64" style:family="text">
      <style:text-properties officeooo:rsid="0049f259"/>
    </style:style>
    <style:style style:name="T65" style:family="text">
      <style:text-properties officeooo:rsid="004a081e"/>
    </style:style>
    <style:style style:name="T66" style:family="text">
      <style:text-properties officeooo:rsid="0060e0ee"/>
    </style:style>
    <style:style style:name="T67" style:family="text">
      <style:text-properties officeooo:rsid="0010a8d7"/>
    </style:style>
    <style:style style:name="T68" style:family="text">
      <style:text-properties officeooo:rsid="0060fa18"/>
    </style:style>
    <style:style style:name="T69" style:family="text">
      <style:text-properties officeooo:rsid="002ed23f"/>
    </style:style>
    <style:style style:name="T70" style:family="text">
      <style:text-properties officeooo:rsid="005b5a20"/>
    </style:style>
    <style:style style:name="T71" style:family="text">
      <style:text-properties officeooo:rsid="002f519b"/>
    </style:style>
    <style:style style:name="T72" style:family="text">
      <style:text-properties officeooo:rsid="00613817"/>
    </style:style>
    <style:style style:name="T73" style:family="text">
      <style:text-properties officeooo:rsid="00624d8c"/>
    </style:style>
    <style:style style:name="T74" style:family="text">
      <style:text-properties fo:font-weight="normal" style:font-weight-asian="normal" style:font-weight-complex="normal"/>
    </style:style>
    <style:style style:name="T75" style:family="text">
      <style:text-properties fo:font-weight="normal" officeooo:rsid="00613817" style:font-weight-asian="normal" style:font-weight-complex="normal"/>
    </style:style>
    <style:style style:name="T76" style:family="text">
      <style:text-properties fo:font-weight="normal" officeooo:rsid="003c092a" style:font-weight-asian="normal" style:font-weight-complex="normal"/>
    </style:style>
    <style:style style:name="T77" style:family="text">
      <style:text-properties fo:font-weight="normal" officeooo:rsid="005cc0d8" style:font-weight-asian="normal" style:font-weight-complex="normal"/>
    </style:style>
    <style:style style:name="T78" style:family="text">
      <style:text-properties fo:font-weight="normal" officeooo:rsid="007c4885" style:font-weight-asian="normal" style:font-weight-complex="normal"/>
    </style:style>
    <style:style style:name="T79" style:family="text">
      <style:text-properties fo:font-weight="normal" officeooo:rsid="00966a01" style:font-weight-asian="normal" style:font-weight-complex="normal"/>
    </style:style>
    <style:style style:name="T80" style:family="text">
      <style:text-properties fo:font-weight="normal" officeooo:rsid="005c93cc" style:font-weight-asian="normal" style:font-weight-complex="normal"/>
    </style:style>
    <style:style style:name="T81" style:family="text">
      <style:text-properties fo:font-weight="normal" officeooo:rsid="002cadc7" style:font-weight-asian="normal" style:font-weight-complex="normal"/>
    </style:style>
    <style:style style:name="T82" style:family="text">
      <style:text-properties fo:font-weight="normal" officeooo:rsid="001d4553" style:font-weight-asian="normal" style:font-weight-complex="normal"/>
    </style:style>
    <style:style style:name="T83" style:family="text">
      <style:text-properties fo:font-weight="normal" officeooo:rsid="005b5a20" style:font-weight-asian="normal" style:font-weight-complex="normal"/>
    </style:style>
    <style:style style:name="T84" style:family="text">
      <style:text-properties fo:font-weight="normal" officeooo:rsid="0021bf3c" style:font-weight-asian="normal" style:font-weight-complex="normal"/>
    </style:style>
    <style:style style:name="T85" style:family="text">
      <style:text-properties fo:font-weight="normal" officeooo:rsid="001de005" style:font-weight-asian="normal" style:font-weight-complex="normal"/>
    </style:style>
    <style:style style:name="T86" style:family="text">
      <style:text-properties fo:font-weight="normal" officeooo:rsid="00377af5" style:font-weight-asian="normal" style:font-weight-complex="normal"/>
    </style:style>
    <style:style style:name="T87" style:family="text">
      <style:text-properties fo:font-weight="normal" officeooo:rsid="00388307" style:font-weight-asian="normal" style:font-weight-complex="normal"/>
    </style:style>
    <style:style style:name="T88" style:family="text">
      <style:text-properties fo:font-weight="normal" officeooo:rsid="0022faed" style:font-weight-asian="normal" style:font-weight-complex="normal"/>
    </style:style>
    <style:style style:name="T89" style:family="text">
      <style:text-properties fo:font-weight="normal" officeooo:rsid="00240310" style:font-weight-asian="normal" style:font-weight-complex="normal"/>
    </style:style>
    <style:style style:name="T90" style:family="text">
      <style:text-properties fo:font-weight="normal" officeooo:rsid="00247ebc" style:font-weight-asian="normal" style:font-weight-complex="normal"/>
    </style:style>
    <style:style style:name="T91" style:family="text">
      <style:text-properties fo:font-weight="normal" officeooo:rsid="0025be34" style:font-weight-asian="normal" style:font-weight-complex="normal"/>
    </style:style>
    <style:style style:name="T92" style:family="text">
      <style:text-properties fo:font-weight="normal" officeooo:rsid="0025cac9" style:font-weight-asian="normal" style:font-weight-complex="normal"/>
    </style:style>
    <style:style style:name="T93" style:family="text">
      <style:text-properties fo:font-weight="normal" officeooo:rsid="0033a0e4" style:font-weight-asian="normal" style:font-weight-complex="normal"/>
    </style:style>
    <style:style style:name="T94" style:family="text">
      <style:text-properties fo:font-weight="normal" officeooo:rsid="0025cf36" style:font-weight-asian="normal" style:font-weight-complex="normal"/>
    </style:style>
    <style:style style:name="T95" style:family="text">
      <style:text-properties fo:font-weight="normal" officeooo:rsid="0026e21e" style:font-weight-asian="normal" style:font-weight-complex="normal"/>
    </style:style>
    <style:style style:name="T96" style:family="text">
      <style:text-properties fo:font-weight="normal" officeooo:rsid="002cea58" style:font-weight-asian="normal" style:font-weight-complex="normal"/>
    </style:style>
    <style:style style:name="T97" style:family="text">
      <style:text-properties fo:font-weight="normal" officeooo:rsid="0089d967" style:font-weight-asian="normal" style:font-weight-complex="normal"/>
    </style:style>
    <style:style style:name="T98" style:family="text">
      <style:text-properties fo:font-weight="normal" officeooo:rsid="0088e7b0" style:font-weight-asian="normal" style:font-weight-complex="normal"/>
    </style:style>
    <style:style style:name="T99" style:family="text">
      <style:text-properties fo:font-weight="normal" officeooo:rsid="008ad774" style:font-weight-asian="normal" style:font-weight-complex="normal"/>
    </style:style>
    <style:style style:name="T100" style:family="text">
      <style:text-properties fo:font-weight="normal" officeooo:rsid="002af531" style:font-weight-asian="normal" style:font-weight-complex="normal"/>
    </style:style>
    <style:style style:name="T101" style:family="text">
      <style:text-properties fo:font-weight="normal" officeooo:rsid="0009d05c" style:font-weight-asian="normal" style:font-weight-complex="normal"/>
    </style:style>
    <style:style style:name="T102" style:family="text">
      <style:text-properties fo:color="#000000" fo:font-weight="normal" officeooo:rsid="0095ca7b" fo:background-color="transparent" style:font-weight-asian="normal" style:font-weight-complex="normal"/>
    </style:style>
    <style:style style:name="T103" style:family="text">
      <style:text-properties fo:color="#000000" fo:font-weight="normal" officeooo:rsid="0010a8d7" fo:background-color="transparent" style:font-weight-asian="normal" style:font-weight-complex="normal"/>
    </style:style>
    <style:style style:name="T104" style:family="text">
      <style:text-properties fo:color="#000000" fo:font-weight="normal" officeooo:rsid="0096460e" fo:background-color="transparent" style:font-weight-asian="normal" style:font-weight-complex="normal"/>
    </style:style>
    <style:style style:name="T105" style:family="text">
      <style:text-properties fo:color="#000000" fo:font-weight="normal" officeooo:rsid="009a3935" fo:background-color="transparent" style:font-weight-asian="normal" style:font-weight-complex="normal"/>
    </style:style>
    <style:style style:name="T106" style:family="text">
      <style:text-properties fo:color="#000000" fo:font-weight="normal" officeooo:rsid="00980241" fo:background-color="transparent" style:font-weight-asian="normal" style:font-weight-complex="normal"/>
    </style:style>
    <style:style style:name="T107" style:family="text">
      <style:text-properties fo:color="#000000" fo:font-weight="normal" officeooo:rsid="00966a01" fo:background-color="transparent" style:font-weight-asian="normal" style:font-weight-complex="normal"/>
    </style:style>
    <style:style style:name="T108" style:family="text">
      <style:text-properties fo:color="#000000" fo:font-weight="normal" officeooo:rsid="0099d44f" fo:background-color="transparent" style:font-weight-asian="normal" style:font-weight-complex="normal"/>
    </style:style>
    <style:style style:name="T109" style:family="text">
      <style:text-properties fo:color="#000000" fo:font-weight="normal" officeooo:rsid="009a9d5e" fo:background-color="transparent" style:font-weight-asian="normal" style:font-weight-complex="normal"/>
    </style:style>
    <style:style style:name="T110" style:family="text">
      <style:text-properties fo:color="#000000" fo:font-weight="normal" style:font-weight-asian="normal" style:font-weight-complex="normal"/>
    </style:style>
    <style:style style:name="T111" style:family="text">
      <style:text-properties fo:color="#000000" fo:font-weight="normal" officeooo:rsid="00966a01" style:font-weight-asian="normal" style:font-weight-complex="normal"/>
    </style:style>
    <style:style style:name="T112" style:family="text">
      <style:text-properties fo:color="#000000" fo:font-weight="normal" officeooo:rsid="0096460e" style:font-weight-asian="normal" style:font-weight-complex="normal"/>
    </style:style>
    <style:style style:name="T113" style:family="text">
      <style:text-properties officeooo:rsid="002cadc7"/>
    </style:style>
    <style:style style:name="T114" style:family="text">
      <style:text-properties officeooo:rsid="0029d46f"/>
    </style:style>
    <style:style style:name="T115" style:family="text">
      <style:text-properties officeooo:rsid="005c93cc"/>
    </style:style>
    <style:style style:name="T116" style:family="text">
      <style:text-properties officeooo:rsid="00279a36"/>
    </style:style>
    <style:style style:name="T117" style:family="text">
      <style:text-properties officeooo:rsid="0026e21e"/>
    </style:style>
    <style:style style:name="T118" style:family="text">
      <style:text-properties officeooo:rsid="00295edf"/>
    </style:style>
    <style:style style:name="T119" style:family="text">
      <style:text-properties officeooo:rsid="003003b5"/>
    </style:style>
    <style:style style:name="T120" style:family="text">
      <style:text-properties officeooo:rsid="001d4553"/>
    </style:style>
    <style:style style:name="T121" style:family="text">
      <style:text-properties officeooo:rsid="00300a08"/>
    </style:style>
    <style:style style:name="T122" style:family="text">
      <style:text-properties officeooo:rsid="002c4f51"/>
    </style:style>
    <style:style style:name="T123" style:family="text">
      <style:text-properties officeooo:rsid="004d744d"/>
    </style:style>
    <style:style style:name="T124" style:family="text">
      <style:text-properties officeooo:rsid="001de005"/>
    </style:style>
    <style:style style:name="T125" style:family="text">
      <style:text-properties officeooo:rsid="001fb2d7"/>
    </style:style>
    <style:style style:name="T126" style:family="text">
      <style:text-properties officeooo:rsid="00364024"/>
    </style:style>
    <style:style style:name="T127" style:family="text">
      <style:text-properties officeooo:rsid="00377af5"/>
    </style:style>
    <style:style style:name="T128" style:family="text">
      <style:text-properties officeooo:rsid="0033a0e4"/>
    </style:style>
    <style:style style:name="T129" style:family="text">
      <style:text-properties officeooo:rsid="0025cf36"/>
    </style:style>
    <style:style style:name="T130" style:family="text">
      <style:text-properties officeooo:rsid="0025be34"/>
    </style:style>
    <style:style style:name="T131" style:family="text">
      <style:text-properties officeooo:rsid="0028effe"/>
    </style:style>
    <style:style style:name="T132" style:family="text">
      <style:text-properties officeooo:rsid="00582bf1"/>
    </style:style>
    <style:style style:name="T133" style:family="text">
      <style:text-properties officeooo:rsid="00290044"/>
    </style:style>
    <style:style style:name="T134" style:family="text">
      <style:text-properties officeooo:rsid="0059cc10"/>
    </style:style>
    <style:style style:name="T135" style:family="text">
      <style:text-properties officeooo:rsid="001a8b4a"/>
    </style:style>
    <style:style style:name="T136" style:family="text">
      <style:text-properties officeooo:rsid="005a57dc"/>
    </style:style>
    <style:style style:name="T137" style:family="text">
      <style:text-properties officeooo:rsid="0032a8bd"/>
    </style:style>
    <style:style style:name="T138" style:family="text">
      <style:text-properties officeooo:rsid="002af531"/>
    </style:style>
    <style:style style:name="T139" style:family="text">
      <style:text-properties officeooo:rsid="002ecac6"/>
    </style:style>
    <style:style style:name="T140" style:family="text">
      <style:text-properties officeooo:rsid="0030a0df"/>
    </style:style>
    <style:style style:name="T141" style:family="text">
      <style:text-properties officeooo:rsid="003168fc"/>
    </style:style>
    <style:style style:name="T142" style:family="text">
      <style:text-properties officeooo:rsid="004843b3"/>
    </style:style>
    <style:style style:name="T143" style:family="text">
      <style:text-properties officeooo:rsid="0036c131"/>
    </style:style>
    <style:style style:name="T144" style:family="text">
      <style:text-properties style:use-window-font-color="true" fo:font-style="normal" fo:font-weight="normal" officeooo:rsid="004843b3" fo:background-color="transparent" style:font-style-asian="normal" style:font-weight-asian="normal" style:font-style-complex="normal" style:font-weight-complex="normal"/>
    </style:style>
    <style:style style:name="T145" style:family="text">
      <style:text-properties style:use-window-font-color="true" fo:font-style="normal" fo:font-weight="normal" officeooo:rsid="00131265" fo:background-color="transparent" style:font-style-asian="normal" style:font-weight-asian="normal" style:font-style-complex="normal" style:font-weight-complex="normal"/>
    </style:style>
    <style:style style:name="T146" style:family="text">
      <style:text-properties officeooo:rsid="000550cb"/>
    </style:style>
    <style:style style:name="T147" style:family="text">
      <style:text-properties officeooo:rsid="000721c8"/>
    </style:style>
    <style:style style:name="T148" style:family="text">
      <style:text-properties officeooo:rsid="00073090"/>
    </style:style>
    <style:style style:name="T149" style:family="text">
      <style:text-properties officeooo:rsid="00074ef9"/>
    </style:style>
    <style:style style:name="T150" style:family="text">
      <style:text-properties officeooo:rsid="0009d05c"/>
    </style:style>
    <style:style style:name="T151" style:family="text">
      <style:text-properties officeooo:rsid="000cee63"/>
    </style:style>
    <style:style style:name="T152" style:family="text">
      <style:text-properties officeooo:rsid="000dbff1"/>
    </style:style>
    <style:style style:name="T153" style:family="text">
      <style:text-properties officeooo:rsid="000e3703"/>
    </style:style>
    <style:style style:name="T154" style:family="text">
      <style:text-properties officeooo:rsid="000f421b"/>
    </style:style>
    <style:style style:name="T155" style:family="text">
      <style:text-properties officeooo:rsid="0010a6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43">Main</text:span><text:span text:style-name="T2"> Report</text:span></text:p>
      <text:p text:style-name="P49"/>
      <text:p text:style-name="P8">1. <text:span text:style-name="T146">Introduction</text:span> [<text:span text:style-name="T149">250</text:span> words</text:p>
      <text:p text:style-name="P7"/>
      <text:p text:style-name="P8">2. Context <text:span text:style-name="T142">and contribution</text:span>[1000 words]</text:p>
      <text:p text:style-name="P7"/>
      <text:p text:style-name="P8"><text:span text:style-name="T155">3</text:span>. Methodology [1500 words]</text:p>
      <text:p text:style-name="PL-Paragraph"/>
      <text:p text:style-name="P9"><text:span text:style-name="T155">4</text:span>. <text:span text:style-name="T142">Case Studies</text:span> <text:span text:style-name="T142">and Thesis structure and </text:span>[<text:span text:style-name="T149">500</text:span> words]</text:p>
      <text:p text:style-name="PL-Paragraph"/>
      <text:p text:style-name="P8"><text:span text:style-name="T146">5</text:span>. Critical Literature [6000 words]</text:p>
      <text:p text:style-name="P17">Section 1. Science and SIMULATION</text:p>
      <text:p text:style-name="P17">Section 2. Virtual INTERFACES - <text:s/>post humanisms, digital materialism and the myth of the virtual </text:p>
      <text:p text:style-name="P17">Section 3. Digital traces – ALGORITMS and CODE<text:tab/></text:p>
      <text:p text:style-name="P29">Appendix</text:p>
      <text:p text:style-name="PL-Paragraph"><text:span text:style-name="T146">i. diagram </text:span><text:span text:style-name="T148">of </text:span><text:span text:style-name="T146">thesis st</text:span><text:span text:style-name="T148">r</text:span><text:span text:style-name="T146">ucture diagram</text:span></text:p>
      <text:p text:style-name="P19">ii. timetable</text:p>
      <text:p text:style-name="P30"><text:span text:style-name="T155">Bibliography</text:span></text:p>
      <text:p text:style-name="P36">1. <text:span text:style-name="T146">Introduction</text:span> </text:p>
      <text:p text:style-name="P28"/>
      <text:p text:style-name="P32">2. Context <text:span text:style-name="T142">and contribution</text:span>[</text:p>
      <text:p text:style-name="P28"/>
      <text:p text:style-name="P32"><text:span text:style-name="T142">3</text:span>. <text:span text:style-name="T142">Case Studies</text:span> <text:span text:style-name="T142">and Thesis structure</text:span></text:p>
      <text:p text:style-name="P28"/>
      <text:p text:style-name="P33"><text:span text:style-name="T142">4</text:span><text:span text:style-name="T3">. Methodology</text:span></text:p>
      <text:p text:style-name="PL-Paragraph"><text:span text:style-name="T3"/></text:p>
      <text:p text:style-name="P37"><text:span text:style-name="T147">5. </text:span><text:span text:style-name="T3">Critical </text:span><text:span text:style-name="T4">Literature</text:span><text:span text:style-name="T3"> </text:span><text:span text:style-name="T5">- </text:span><text:span text:style-name="T7">6</text:span><text:span text:style-name="T19">000</text:span><text:span text:style-name="T20"> words</text:span></text:p>
      <text:p text:style-name="P1"><text:span text:style-name="T21">Outline </text:span><text:span text:style-name="T22">[500 words]</text:span></text:p>
      <text:p text:style-name="P31"><text:span text:style-name="T144">Section 1.</text:span></text:p>
      <text:p text:style-name="P31"><text:span text:style-name="T24">Science </text:span><text:span text:style-name="T25">and SIMULATION</text:span><text:span text:style-name="T24"> – constructing knowledge </text:span><text:span text:style-name="T8">[2000 words]</text:span></text:p>
      <text:p text:style-name="P20"/>
      <text:p text:style-name="P39">"Technologies and scientific discourses can be partially understood as formalizations i.e. frozen moments, of the fluid social interactions constituting them, but they should also be viewed as instruments for enforcing meanings" </text:p>
      <text:p text:style-name="P10"><text:span text:style-name="T9">Donna Haraway </text:span><text:span text:style-name="T8">[p164]</text:span></text:p>
      <text:p text:style-name="P16"><text:span text:style-name="T26">Ontologies of science </text:span><text:span text:style-name="T27">- c</text:span><text:span text:style-name="T28">onstructing</text:span><text:span text:style-name="T29"> knowledge</text:span></text:p>
      <text:p text:style-name="P15"/>
      <text:p text:style-name="P6"><text:span text:style-name="T31">Are there such things as facts, that we can build devices in order to discover or is 'reality' defined by experience? The former, a 'Realist' point of view traditionally seen as one adopted by 'hard sciences' such as conventional physics, where objects have a mass that can be measured. The latter, 'constructivist' position, is not concerned characteristics or 'essentials' of things, instead only allowing things to be defined by how they are 'interpreted' and has been seen as the position of 'softer sciences' and humanities. </text:span><text:span text:style-name="T32">Is their a place for both of these standpoints and if so, how can these two, contradictory positions, be resolved?</text:span></text:p>
      <text:p text:style-name="P6"><text:span text:style-name="T31">Bruno Latour and Steve Woolgar, in their book Laboratory Life, describe through ethnographic study, the processes of 'making science' </text:span><text:span text:style-name="T32">in biological laboratory, and describe something that is far messier than <text:s/>the 'public face of science'.</text:span><text:span text:style-name="T31"> Latour and Woolgar are interested in 'materiality' as the means of exploring the scientific practices that 'construct' the </text:span><text:span text:style-name="T32">output of the lab, </text:span><text:span text:style-name="T151">namely </text:span><text:span text:style-name="T31">scientific </text:span><text:span text:style-name="T32">facts.</text:span><text:span text:style-name="T31"> </text:span><text:span text:style-name="T32">This focus on materiality leads to one of their conclusions is that, rather than producing scientific fact, the primary output of the lab is paper. Furthermore, they make a radical step in linking directly the process of experimentation and the production of the printed output. Their 'material method' describes this a single process, in which the materiality of the experiment if transcribed into the materiality of the document and it is the document, rather than the material of the experiment itself that is the focus of analysis.</text:span></text:p>
      <text:p text:style-name="P6"><text:span text:style-name="T32">They describe how it is diagrams </text:span><text:span text:style-name="T33">used to describe results of experimentation</text:span><text:span text:style-name="T32"> themselves are the means by which 'facts are constructed</text:span><text:span text:style-name="T33">'. The shape of a graph's curve, as 'inscribed' is used to indicate the status of a given substance and that the presence of two or more similar statements [or inscriptions] could elevate a substance from subjective statement to ontological 'reality'. </text:span>The 'inscription', and by extension the 'inscription device', as part of a single material process, are <text:span text:style-name="T34">for Latour and Woolgar,</text:span><text:span text:style-name="T33"> critical in the construction of 'fact'.</text:span></text:p>
      <text:p text:style-name="P6"><text:span text:style-name="T34">In presenting their ethnographic account of scientific practice, they do not claim it to be a 'privileged' account. Nevertheless it is a strongly 'constructivist' expression, </text:span><text:span text:style-name="T35">describing as it does, the</text:span><text:span text:style-name="T34"> information flow from the symbolic, through the operational to the material. </text:span><text:span text:style-name="T35">Katherine Hayles states the limitations of such a rigid constructivist approach, </text:span><text:span text:style-name="T36">asserting</text:span><text:span text:style-name="T35"> that it is </text:span><text:span text:style-name="T36">limited by its </text:span>adherence<text:span text:style-name="T36"> [albeit reversed] of the thing which it rejects, namely the realist approach [Hayles]. Hayles goes on to claim that Latour himself has </text:span><text:span text:style-name="T37">since </text:span><text:span text:style-name="T36">'softened' his earlier constructivist standpoint and adopt the position that;</text:span></text:p>
      <text:p text:style-name="P13"><text:span text:style-name="T36">“...the objects of scientific research are at once discursively constructed, socially produced </text:span><text:span text:style-name="T13">and</text:span><text:span text:style-name="T36"> materially </text:span><text:span text:style-name="T151">real...</text:span><text:span text:style-name="T36">” </text:span></text:p>
      <text:p text:style-name="P40">[p209]</text:p>
      <text:p text:style-name="P6"><text:span text:style-name="T38">Manuel De Landa</text:span><text:span text:style-name="T39"> attempts to </text:span><text:span text:style-name="T152">make</text:span><text:span text:style-name="T39"> a </text:span><text:span text:style-name="T38">description of just such </text:span><text:span text:style-name="T152">'objects of scientific research'</text:span><text:span text:style-name="T38"> through an explanation of </text:span><text:span text:style-name="T39">the philosophical position of Deleuze, both ontologically and epistemologically. </text:span><text:span text:style-name="T38"><text:s/>De Landa</text:span><text:span text:style-name="Emphasis"><text:span text:style-name="T41"> </text:span></text:span><text:span text:style-name="Emphasis"><text:span text:style-name="T42">makes the</text:span></text:span><text:span text:style-name="Emphasis"><text:span text:style-name="T41"> assertion that </text:span></text:span><text:span text:style-name="Emphasis"><text:span text:style-name="T43">Deleuze </text:span></text:span><text:span text:style-name="Emphasis"><text:span text:style-name="T41">i</text:span></text:span><text:span text:style-name="Emphasis"><text:span text:style-name="T43">s a 'realist' philosopher </text:span></text:span><text:span text:style-name="Emphasis"><text:span text:style-name="T42">rather than a 'constructivist' </text:span></text:span><text:span text:style-name="Emphasis"><text:span text:style-name="T41">but</text:span></text:span><text:span text:style-name="Emphasis"><text:span text:style-name="T43"> differs from other realist positions that</text:span></text:span> consider 'things' to have a set of properties that <text:span text:style-name="T39">can be used to </text:span>define <text:span text:style-name="T39">and </text:span>describe it, <text:span text:style-name="T57">and that </text:span><text:span text:style-name="Emphasis"><text:span text:style-name="T43">Deleuze </text:span></text:span><text:span text:style-name="T39">contest</text:span><text:span text:style-name="T57">s </text:span><text:span text:style-name="T39">not only this idea of </text:span><text:span text:style-name="T57">'</text:span><text:span text:style-name="T39">essences</text:span><text:span text:style-name="T57">'</text:span><text:span text:style-name="T39">, but also the implication that they are unchanging. </text:span><text:span text:style-name="T38">[De Landa REF]</text:span></text:p>
      <text:p text:style-name="P2"><text:soft-page-break/>Deleuze's ontology, explains D<text:span text:style-name="T152">e </text:span>Landa, is about doing away with 'essences' and replacing them with dynamic processes of difference. Within this, it is not these properties that define something, or in fact its 'resemblance' to something (as this too, would in some way be reliant upon an idea of essence to be able to make the 'comparison'). <text:s/>Rather its the 'morphogenetic' processes that gave rise to them.</text:p>
      <text:p text:style-name="P6"><text:span text:style-name="T39">This removal of <text:s/>'classification' is not only about, </text:span><text:span text:style-name="T58">say, </text:span><text:span text:style-name="T39">animals </text:span><text:span text:style-name="T58">but must then include things like cells and </text:span><text:span text:style-name="T58">atoms. Deleuze's use the term 'multiplicity' to make this shift, with the specific aim of leaving fully behind the idea of 'essence' (rather than shifting to a classification of 'process' rather than 'thing')</text:span><text:span text:style-name="T39">.</text:span></text:p>
      <text:p text:style-name="P13"><text:span text:style-name="T39">"multiplicities specify </text:span><text:span text:style-name="Emphasis"><text:span text:style-name="T39">the structure of the space of possibilities"</text:span></text:span><text:span text:style-name="T39"> </text:span></text:p>
      <text:p text:style-name="P41">[p10]</text:p>
      <text:p text:style-name="P6"><text:span text:style-name="T39">De Landa </text:span><text:span text:style-name="T58">goes on to address this</text:span><text:span text:style-name="T39"> concept of 'multiplicity', with </text:span><text:span text:style-name="T153">a technical description of</text:span><text:span text:style-name="T39"> differential geometry, group theory and dynamical systems theory. </text:span><text:span text:style-name="T38">He</text:span> links the concept of multiplicity to the <text:span text:style-name="T58">mathematical concept </text:span>of the <text:span text:style-name="T58">'</text:span>manifold<text:span text:style-name="T58">'</text:span> as a means of providing a suitable description of 'space' that goes beyond the geometric. <text:span text:style-name="T58">T</text:span>he term 'manifold' is part of differential geometry' <text:span text:style-name="T58">(</text:span>rather than 'analytical geometry'<text:span text:style-name="T58">)</text:span>. Differential geometry does not rely on the 'thing' being placed 'within a coordinate system', rather the 'thing' becomes a space in itself. Differential geometry is about relations - so much so that it is 'reflexive', creating its own field of measure, rather than relying on an 'external' framework <text:span text:style-name="T58">and the manifold is was used to develop an approach to 'n-dimensional' spaces. </text:span>Deleuze's concept of 'multiplicity' is similar to the manifold in that it can address problems at an 'n-dimensional' level, and it doesn't require an 'external' <text:span text:style-name="T58">(</text:span>n+1<text:span text:style-name="T58">)</text:span> framework to be constructed/ applied in order to analysis it <text:span text:style-name="T58">(</text:span>e.g. to 'co-ordinise it<text:span text:style-name="T58">)</text:span>. </text:p>
      <text:p text:style-name="P3">The manifold is theoretical model which can be used to simulate a system and the ways in which it can change. <text:s/>In other words, the manifold is the 'space of possibilities'.</text:p>
      <text:p text:style-name="P6"><text:span text:style-name="T58">DeLanda 's example is of a</text:span> swinging pendulum <text:span text:style-name="T58">that </text:span>has two degrees of freedom - position and momentum - and these <text:span text:style-name="T58">can be modelled within a manifold to </text:span>describe all possible configurations <text:span text:style-name="T58">of the pendulum (the system). What is interesting here is that, even within this simple example, there is already the question of 'system definition' – the swinging of a pendulum is one aspect, but, as DeLanda goes on to mention, the pendulum could also melt under high temperature – a 'possibility' that is not mapped with the manifold. </text:span><text:span text:style-name="T59">Further to this, DeLanda acknowledges a trade between 'actual' and modelled complexity in the manifold.</text:span></text:p>
      <text:p text:style-name="P13"><text:span text:style-name="T58">“</text:span><text:span text:style-name="T59">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text:span></text:p>
      <text:p text:style-name="P42">[p14]</text:p>
      <text:p text:style-name="P6"><text:span text:style-name="T58">Here, DeLanda expands the scientific terminology to include 'the</text:span> state space<text:span text:style-name="T58">'</text:span> - a single point in the manifold that describe<text:span text:style-name="T58">s a condition of the system at a given moment. Changes of state are 'observed' through the tracki</text:span><text:span text:style-name="T59">ng</text:span><text:span text:style-name="T58">, the trajectory of this point through the </text:span><text:span text:style-name="T60">manifold. </text:span><text:span text:style-name="T59">Trajectories that begin in different points, but 'tend' towards the same point within the manifold describe topological features of the system – </text:span><text:span text:style-name="T14">singularities. </text:span><text:span text:style-name="T44">These singularities (called 'attractors' in chaos theory), describe long term tendencies within a system (which may also contain multiple attractors). These singularities – topological points – 'guide' (i.e. 'attract') the trajectory of a given point on the system. </text:span><text:span text:style-name="T45">During this process, our 'point'</text:span><text:span text:style-name="T44"> may adopt changing physical forms. </text:span><text:span text:style-name="T45">This is crucial – the topological description is not at the 'essential' level, or even the 'systemic' but at the level of process (specifically </text:span><text:span text:style-name="T15">morphogenesis</text:span><text:span text:style-name="T45">) – and the relationship(s) between the 'state space' and the 'attractors'.</text:span></text:p>
      <text:p text:style-name="P4">This is called 'progressive differentiation' - DeLanda uses an example (as a metaphor) of an egg, undergoing changes as in physical form as it goes from 'topological' egg to fully differentiated individual' - <text:s text:c="2"/>and consists of 'symmetry breaking transitions.' DeLanda illustrates this with a description (developed by mathematician Felix Klein) of how euclidean geometry can be 'derived' from 'topological geometry' (via other geometric systems) and goes on to describe how this approach is used in physics to derive the four basic forces (gravity, electromagnetism, strong and weak nuclear forces) from a single 'topological' thought to exist under the extreme conditions at the start of the universe. </text:p>
      <text:p text:style-name="P11">"Using these new concepts we can define the sense in which the metric space we in habit emerges from a non-metric continuum through a cascade of broken symmetries." </text:p>
      <text:p text:style-name="P11"><text:soft-page-break/>[p25]</text:p>
      <text:p text:style-name="P6"><text:span text:style-name="T61">'</text:span><text:span text:style-name="T62">P</text:span><text:span text:style-name="T61">rogressive differentiation' </text:span><text:span text:style-name="T62">raises an interesting question and a</text:span><text:span text:style-name="T61"> challenge to the notion of 'physical laws' </text:span><text:span text:style-name="T62">as</text:span><text:span text:style-name="T61"> a constant ('essential'). </text:span><text:span text:style-name="T62">It </text:span><text:span text:style-name="T61">describes how even the most fundamental of aspects of physical science can be re-conceptualized as mutable. </text:span><text:span text:style-name="T62">Furthermore</text:span><text:span text:style-name="T61">, </text:span><text:span text:style-name="T62">the 'phase transitions' (say, liquid to gas) that constitute </text:span><text:span text:style-name="T62">progressive differentiation expose the fact that 'essential' observations made either side of a transition, can result in them being unrelated and therefore 'broken'.</text:span></text:p>
      <text:p text:style-name="P6"><text:span text:style-name="T45">DeLanda </text:span><text:span text:style-name="T46">explains</text:span><text:span text:style-name="T45"> Deleuze's use of the </text:span><text:span text:style-name="T15">virtual,</text:span><text:span text:style-name="T45"> </text:span><text:span text:style-name="T46">the </text:span><text:span text:style-name="T16">real </text:span><text:span text:style-name="T46">and the </text:span><text:span text:style-name="T16">actual </text:span><text:span text:style-name="T46">in the context of the manifold. <text:s/>The actual is a combination of the real (as in a 'realized' state – a trajectory in the manifold) and the virtual is the </text:span><text:span text:style-name="T16">structured</text:span><text:span text:style-name="T46"> space of possibilities within the manifold. The structured aspect is important here – it is not that virtual is simply an array of other possibilities – for Deleuze, you cannot simply jump between the two, as they each exist due to process of 'individuation' (or </text:span><text:span text:style-name="T45">'</text:span><text:span text:style-name="T46">p</text:span><text:span text:style-name="T45">rogressive differentiation'</text:span><text:span text:style-name="T46">) </text:span><text:span text:style-name="T47">and therefore there cannot be this notion of '</text:span><text:span text:style-name="T48">resemblance</text:span><text:span text:style-name="T47">' between the actual and the virtual. Instead, there is a process of 'individuation' that corresponds with a 'multiplicity'.</text:span></text:p>
      <text:p text:style-name="P13">"...similarity and identity are contingent on the process of individuation..." </text:p>
      <text:p text:style-name="P13">[p39]</text:p>
      <text:p text:style-name="P6"><text:span text:style-name="T63">One of the outcomes of this undermining of 'essences' is disintegration of pre-existing archetypes and therefore any notion of 'normal' (and by association deviations from normal. </text:span><text:span text:style-name="T64">This is a 'flat ontology'.</text:span></text:p>
      <text:p text:style-name="P13"><text:span text:style-name="T63">"...interacting parts and emergent wholes..." and is one that requires the identification emergent processes, which for Deleuze are </text:span><text:span text:style-name="Emphasis"><text:span text:style-name="T63">intensive</text:span></text:span><text:span text:style-name="T63">.”</text:span></text:p>
      <text:p text:style-name="P44"><text:span text:style-name="T154">[REF]</text:span></text:p>
      <text:p text:style-name="P6"><text:span text:style-name="T57">DeLanda goes on </text:span><text:span text:style-name="T65">to make further moves against the 'essentialist' position, </text:span><text:span text:style-name="T57">again turning to scientific terminology, looking </text:span><text:span text:style-name="T64">specifically</text:span><text:span text:style-name="T57"> at 'intensive' </text:span><text:span text:style-name="T65">properties </text:span><text:span text:style-name="T57">and 'extensive' qualities </text:span><text:span text:style-name="T65">(definitions taken from the field of thermodynamics)</text:span><text:span text:style-name="T57">. </text:span><text:span text:style-name="T64">Extensive </text:span><text:span text:style-name="T57">qualities</text:span><text:span text:style-name="T64"> – say, mass, or length – and can be understood as 'divisible' (if you cut it a thing' of 'X' length in half, its the value of its extensive property of length is also halved). Intensive properties, on the other hand – say temperature – are unchanged by such an operation. </text:span><text:span text:style-name="T65">Furthermore, 'extensive' properties can be </text:span><text:span text:style-name="T17">summed</text:span><text:span text:style-name="T65">, whereas 'intensive' properties </text:span><text:span text:style-name="T17">average (or balanced) - <text:s/></text:span><text:span text:style-name="T49">(in adding a volume of cold water to a volume of hot water, the volume is summed, but the temperature is balanced). </text:span><text:span text:style-name="T48"><text:s/></text:span><text:span text:style-name="T49">DeLanda </text:span><text:span text:style-name="T48">states</text:span><text:span text:style-name="T49"> that 'extensive' </text:span><text:span text:style-name="T41">qualities</text:span><text:span text:style-name="T49"> are those with a 'metric' (rather than exclusively geometric), whereas 'intensive' are topological (in process terms, and not necessarily 'spatial') and 'non-metric' and that presence (and maintenance) of these </text:span><text:span text:style-name="T64">intensive </text:span><text:span text:style-name="T65">properties</text:span><text:span text:style-name="T64">, </text:span><text:span text:style-name="T65">are </text:span><text:span text:style-name="T64">what drives the symmetry breaking events – or 'phase transitions' (think of temperature of water determining a phase transition from liquid to gas). </text:span><text:span text:style-name="T65">It is the </text:span><text:span text:style-name="T17">differences of intensity that drive </text:span><text:span text:style-name="T15">'</text:span><text:span text:style-name="T45">progressive differentiation', </text:span><text:span text:style-name="T49">and is a key element, DeLanda states, of Deleuze's ontology.</text:span></text:p>
      <text:p text:style-name="P6"><text:span text:style-name="T49">Moving beyond properties (intensive and extensive), DeLanda goes on to describe other aspects of this ontology </text:span><text:span text:style-name="T50">that influence a theory of assemblage, that replaces the 'essentialist' hierarchies</text:span><text:span text:style-name="T49"> – </text:span><text:span text:style-name="T50">a 'things' capacity to </text:span><text:span text:style-name="T18">affect</text:span><text:span text:style-name="T50"> and be </text:span><text:span text:style-name="T18">affected</text:span><text:span text:style-name="T50">. The term capacity can be understood in a similar way </text:span><text:span text:style-name="T49">to James Gibson's term 'affordance'</text:span><text:span text:style-name="T51">[REF]</text:span><text:span text:style-name="T49">. </text:span><text:span text:style-name="T50">The capacities of a 'thing' cannot be known, as they rely on an interaction with an, as yet, unknown other 'thing'. DeLanda describes the 'openness' of <text:s/>'things' to be key to approximating the extent of its capacities, and this quality of 'openness' is an aspect of it's topological state – it's individuation. Again, this is not a question of infinite possibilities, but of a question of virtual states within a </text:span><text:span text:style-name="T16">structured</text:span><text:span text:style-name="T46"> space of possibilities </text:span><text:span text:style-name="T52">and, therefore, progressive differentiation gives rise to varying capacities for assembly. </text:span></text:p>
      <text:p text:style-name="P6"><text:span text:style-name="T53">De Landa's is a complex and detailed proposal, blending contemporary philosophy and science in order to make a strident case for a new kind of 'realist' position that does not rely on 'essential-ism' but focuses on dynamic processes. </text:span><text:span text:style-name="T52">DeLanda</text:span><text:span text:style-name="T51">'s</text:span><text:span text:style-name="T52"> explanations of Deleuze's ontology contain a direct proposal for 'simulation' and </text:span><text:span text:style-name="T53">particularly </text:span><text:span text:style-name="T52">emergent models as a method for exploration of its epistemological consequences. Although hinted at, in terms of</text:span><text:span text:style-name="T42"> the </text:span><text:span text:style-name="T52"><text:s/>'complexity swapping' nature of such models, DeLanda does not directly raise issues of designing such models and simulations.</text:span><text:span text:style-name="T50"> </text:span></text:p>
      <text:p text:style-name="P6"><text:span text:style-name="T66">Donna Haraway, </text:span><text:span text:style-name="T67">however, does. </text:span></text:p>
      <text:p text:style-name="P6"><text:span text:style-name="T67">In her book Simians, Cyborgs and Women, </text:span><text:span text:style-name="T66">Haraway</text:span><text:span text:style-name="T67"> </text:span><text:span text:style-name="T68">traces</text:span><text:span text:style-name="T69"> a history of scientific research </text:span><text:span text:style-name="T68">in</text:span><text:span text:style-name="T69">to primate behaviour, and social order in order to describe how certain political ideas are first </text:span><text:span text:style-name="T70">inserted</text:span><text:span text:style-name="T69"> </text:span><text:span text:style-name="T68">into, </text:span><text:span text:style-name="T69">and then validated </text:span><text:span text:style-name="T68">by</text:span><text:span text:style-name="T69"> the mechanics </text:span><text:span text:style-name="T68">of,</text:span><text:span text:style-name="T69"> the </text:span><text:span text:style-name="T68">(</text:span><text:span text:style-name="T69">supposed</text:span><text:span text:style-name="T68">ly</text:span><text:span text:style-name="T69"> objectiv</text:span><text:span text:style-name="T68">e) </text:span><text:span text:style-name="T69">'scientific method'. </text:span><text:span text:style-name="T68">One of the</text:span><text:span text:style-name="T69"> </text:span><text:soft-page-break/><text:span text:style-name="T69">conclusions that </text:span><text:span text:style-name="T68">these </text:span><text:span text:style-name="T66">scientists</text:span><text:span text:style-name="T69"> draw from </text:span><text:span text:style-name="T66">the</text:span><text:span text:style-name="T68">ir</text:span><text:span text:style-name="T66"> early</text:span><text:span text:style-name="T69"> experiments </text:span><text:span text:style-name="T68">is </text:span><text:span text:style-name="T70">that</text:span><text:span text:style-name="T69"> 'dominance' and in particular the idea of male dominance </text:span><text:span text:style-name="T70">are central to 'social order'</text:span><text:span text:style-name="T69">. Haraway claims that this is not the result of </text:span><text:span text:style-name="T68">'</text:span><text:span text:style-name="T69">objective observation</text:span><text:span text:style-name="T68">'</text:span><text:span text:style-name="T69"> during </text:span><text:span text:style-name="T68">the </text:span><text:span text:style-name="T69">experiments, but </text:span><text:span text:style-name="T68">is </text:span><text:span text:style-name="T69">instead </text:span><text:span text:style-name="T68">due to the existence</text:span><text:span text:style-name="T69"> of 'domination' as socio-political principle. </text:span><text:span text:style-name="T68">This then enters</text:span><text:span text:style-name="T69"> scientific process at its outset, thereby creating a kind of </text:span><text:span text:style-name="T71">'pre-determination' of causality;</text:span></text:p>
      <text:p text:style-name="P13">"The political principle of domination has been transformed here into the legitimating scientific principle of dominance as a natural property with a physical-chemical base." </text:p>
      <text:p text:style-name="P13">[p19]</text:p>
      <text:p text:style-name="P6"><text:span text:style-name="T68">Furthermore, </text:span><text:span text:style-name="T72">what is clear to Haraway i</text:span><text:span text:style-name="T73">s </text:span><text:span text:style-name="T72">that, </text:span><text:span text:style-name="T68"><text:s/>for the scientists, the primate colonies that are the subject of their study represent </text:span><text:span text:style-name="T70">a 'simulation' </text:span><text:span text:style-name="T68">of</text:span><text:span text:style-name="T70"> human society. <text:s/></text:span><text:span text:style-name="T72"><text:s/>The problem of </text:span><text:span text:style-name="Strong_20_Emphasis"><text:span text:style-name="T75">simulation, in the construction of scientific knowledge, is that t</text:span></text:span><text:span text:style-name="Strong_20_Emphasis"><text:span text:style-name="T76">hey </text:span></text:span><text:span text:style-name="Strong_20_Emphasis"><text:span text:style-name="T77">risk </text:span></text:span><text:span text:style-name="Strong_20_Emphasis"><text:span text:style-name="T76">tak</text:span></text:span><text:span text:style-name="Strong_20_Emphasis"><text:span text:style-name="T77">ing</text:span></text:span><text:span text:style-name="Strong_20_Emphasis"><text:span text:style-name="T76"> the simplified abstraction of the complexity of the world and return</text:span></text:span><text:span text:style-name="Strong_20_Emphasis"><text:span text:style-name="T75">ing</text:span></text:span><text:span text:style-name="Strong_20_Emphasis"><text:span text:style-name="T76"> it as it's underlying structure</text:span></text:span><text:span text:style-name="Strong_20_Emphasis"><text:span text:style-name="T78">.</text:span></text:span></text:p>
      <text:p text:style-name="P6"><text:span text:style-name="Strong_20_Emphasis"><text:span text:style-name="T102">There is a further difficulty in dealing with simulation, that rests not with simulations as an experimental method, but that is related to access to the tools of simulation. In Haraway's </text:span></text:span><text:span text:style-name="Strong_20_Emphasis"><text:span text:style-name="T103">'study of </text:span></text:span><text:span text:style-name="Strong_20_Emphasis"><text:span text:style-name="T102">simian study</text:span></text:span><text:span text:style-name="Strong_20_Emphasis"><text:span text:style-name="T103">'</text:span></text:span><text:span text:style-name="Strong_20_Emphasis"><text:span text:style-name="T102">, </text:span></text:span><text:span text:style-name="Strong_20_Emphasis"><text:span text:style-name="T103">many of </text:span></text:span><text:span text:style-name="Strong_20_Emphasis"><text:span text:style-name="T102">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04">Contemporary</text:span></text:span><text:span text:style-name="Strong_20_Emphasis"><text:span text:style-name="T102"> simulations are more commonly undertaken using computational technology </text:span></text:span><text:span text:style-name="Strong_20_Emphasis"><text:span text:style-name="T104">but the same problem occurs. </text:span></text:span></text:p>
      <text:p text:style-name="P6"><text:span text:style-name="Strong_20_Emphasis"><text:span text:style-name="T110">In his essay 'Computing Power</text:span></text:span><text:span text:style-name="Strong_20_Emphasis"><text:span text:style-name="T111">'</text:span></text:span><text:span text:style-name="Strong_20_Emphasis"><text:span text:style-name="T110">, Ron Eglash likens the Marxist idea of ownership of labour </text:span></text:span><text:span text:style-name="Strong_20_Emphasis"><text:span text:style-name="T112">(physical power)</text:span></text:span><text:span text:style-name="Strong_20_Emphasis"><text:span text:style-name="T110">, to the</text:span></text:span><text:span text:style-name="Strong_20_Emphasis"><text:span text:style-name="T104"> idea of ownership of computers (as processing power), </text:span></text:span><text:span text:style-name="Strong_20_Emphasis"><text:span text:style-name="T105">which</text:span></text:span><text:span text:style-name="Strong_20_Emphasis"><text:span text:style-name="T104"> is a worrying proposition in the context of cloud computing. Web 2.0 technology has provides, in one sense, a 'democratization of technology' through access, structured around the internet as 'operating system', but at the cost of monopolization by large corporations such as Google. One aspect of this can be seen in the way consumer level computer devices are designed. The processor in my phone is more powerful than the laptop I owned in 2004, but the storage capacity is smaller than a £</text:span></text:span><text:span text:style-name="Strong_20_Emphasis"><text:span text:style-name="T106">5</text:span></text:span><text:span text:style-name="Strong_20_Emphasis"><text:span text:style-name="T104"> USB stick </text:span></text:span><text:span text:style-name="Strong_20_Emphasis"><text:span text:style-name="T106">(</text:span></text:span><text:span text:style-name="Strong_20_Emphasis"><text:span text:style-name="T104">and my laptop now has 4 processing cores</text:span></text:span><text:span text:style-name="Strong_20_Emphasis"><text:span text:style-name="T106">)</text:span></text:span><text:span text:style-name="Strong_20_Emphasis"><text:span text:style-name="T104">. Major technology companies are buying cheap memory and (generously allowing us to use it), but we are expected to buy the (still expensive) processing power ourselves. </text:span></text:span><text:span text:style-name="Strong_20_Emphasis"><text:span text:style-name="T107">Furthermore, there is a significant difference in the 'architec</text:span></text:span><text:span text:style-name="Strong_20_Emphasis"><text:span text:style-name="T108">t</text:span></text:span><text:span text:style-name="Strong_20_Emphasis"><text:span text:style-name="T107">ure' of consumer computing, which is discrete (and therefore/ limited in terms of processing power) and elite computing, which is networked and therefore almost limitless).</text:span></text:span></text:p>
      <text:p text:style-name="P6"><text:span text:style-name="Strong_20_Emphasis"><text:span text:style-name="T109">A similar case could be made regarding the algorithms that generate computational simulations. The educational cost of access, in terms of contributing to or challenging the underlying code, is even more prohibitive than the hardware costs of processors and memory.</text:span></text:span></text:p>
      <text:p text:style-name="P5"><text:span text:style-name="T113">S</text:span><text:span text:style-name="T114">ituated Knowledge</text:span></text:p>
      <text:p text:style-name="P6">Haraway sets out the importance of 'science' - 'the game we have to play' - and suggests that it <text:span text:style-name="T115">i</text:span>s, in social constructionist terms, the mechanics and terminology of the' scientific discipline' <text:span text:style-name="T115">and </text:span>the search of 'objectivity' <text:span text:style-name="T115">(</text:span>method, epistemology etc.<text:span text:style-name="T115">)</text:span> <text:span text:style-name="T115">that have </text:span>become a way of closing 'the world' and prevent<text:span text:style-name="T115">ing</text:span> us from viewing it from our own perspective. Haraway <text:span text:style-name="T115">goes on state that it becomes</text:span> that it is a 'matter of rhetoric and persuasion;</text:p>
      <text:p text:style-name="P13">"...the persuasion of the relevant social actors that one's manufactured knowledge is a route to a desired form of very objective power." </text:p>
      <text:p text:style-name="P13">[p184] </text:p>
      <text:p text:style-name="P6">For Haraway - "feminist objectivity means situated knowledge" [p188]. She uses a notion of 'vision' as the 'sensory system' from which this 'feminist objectivity will be formed. Although taken initially as a metaphor, it is used as a literal challenge to the visualization methods of modern science that are Haraway claims as being central to the way that objectivity has previously been constructed. Haraw<text:span text:style-name="T113">a</text:span>y is proposing to change systems of knowledge through <text:span text:style-name="T115">(multiple) </text:span>ways of 'seeing' - of <text:span text:style-name="T115">'</text:span>mobile positioning<text:span text:style-name="T115">'</text:span>.</text:p>
      <text:p text:style-name="P6">Haraway again charts the transformations that this is <text:span text:style-name="T113">epistemological</text:span> shift creates - for example;</text:p>
      <text:p text:style-name="P13"><text:span text:style-name="Emphasis">universal rationality becoming ethnophilosophies</text:span></text:p>
      <text:p text:style-name="P13"><text:span text:style-name="Emphasis">world system becoming local knowledge</text:span></text:p>
      <text:p text:style-name="P13"><text:span text:style-name="Emphasis">master theory becoming webbed accounts</text:span></text:p>
      <text:p text:style-name="P6"><text:soft-page-break/><text:span text:style-name="Strong_20_Emphasis"><text:span text:style-name="T79">This is an acknowledgement of the problem of objectivity (rather than simply an attack </text:span></text:span><text:span text:style-name="Strong_20_Emphasis"><text:span text:style-name="T80">on </text:span></text:span><text:span text:style-name="Strong_20_Emphasis"><text:span text:style-name="T79">science</text:span></text:span><text:span text:style-name="Strong_20_Emphasis"><text:span text:style-name="T80">s </text:span></text:span><text:span text:style-name="Strong_20_Emphasis"><text:span text:style-name="T79">current attempts at creating it). Haraway is not proposing to dis-engage from the pursuit, but instead is suggesting a notion of objectivity that comprises multiple subjectivities - by implication mobile, continuous and open.</text:span></text:span></text:p>
      <text:p text:style-name="P35"><text:span text:style-name="T144">Section</text:span><text:span text:style-name="T145"> 2</text:span><text:span text:style-name="T144">.</text:span></text:p>
      <text:p text:style-name="P31"><text:span text:style-name="T116">Virtual INTERFACES - </text:span><text:span text:style-name="T24"><text:s/></text:span><text:span text:style-name="T117">post humanism</text:span><text:span text:style-name="T118">s</text:span><text:span text:style-name="T119">, </text:span><text:span text:style-name="T116">digital materialism</text:span><text:span text:style-name="T119"> and the </text:span><text:span text:style-name="T24">myth of the virtual </text:span><text:span text:style-name="T8">[2000 words]</text:span></text:p>
      <text:p text:style-name="P1">Post-humanisms</text:p>
      <text:p text:style-name="P12"><text:span text:style-name="T120">Donna Haraway, </text:span>A Cyborg Manifesto</text:p>
      <text:p text:style-name="P13"><text:span text:style-name="Strong_20_Emphasis"><text:span text:style-name="T74">"The cyborg is our ontology; it gives us our politics" </text:span></text:span></text:p>
      <text:p text:style-name="P13"><text:span text:style-name="Strong_20_Emphasis"><text:span text:style-name="T74">[p150</text:span></text:span><text:span text:style-name="Strong_20_Emphasis"><text:span text:style-name="T81">]</text:span></text:span></text:p>
      <text:p text:style-name="P6"><text:span text:style-name="T82">'A cyborg Manifesto' is Donna Haraway's</text:span><text:span text:style-name="T83"> </text:span>attempt to <text:span text:style-name="T70">first </text:span><text:span text:style-name="T113">describe and then </text:span>claim a possible 'cyborg future', <text:span text:style-name="T113">i</text:span>dentif<text:span text:style-name="T113">ying </text:span>the cyborg –<text:span text:style-name="T121"> a cybernetic organism, a hybrid of the 'organism and machine'</text:span> <text:span text:style-name="T70">- </text:span>as both a reality and a fiction. <text:span text:style-name="T113">Haraway states that c</text:span>yborgs 'exist' in science fiction, in modern medicine, in military hardware, ideas of reproductive (or 'replication') - it is always coupling between the imaginary and the reality. </text:p>
      <text:p text:style-name="P6">The manifesto is a call to take <text:span text:style-name="Emphasis"><text:span text:style-name="T54">ownership of and revel in confusion at that </text:span></text:span><text:span text:style-name="T54">the</text:span><text:span text:style-name="T121"> </text:span><text:span text:style-name="T70">new </text:span><text:span text:style-name="T121">boundaries </text:span><text:span text:style-name="T70">that </text:span>this ontology <text:span text:style-name="T121">creates</text:span>. For Haraway, the cyborg has no 'origin story' in a western sense as is, as such, creature in a 'post-gender world'. The manifesto, then, is about transgressed boundaries 'fractured identities' and therefore possible 'fusions'. <text:span text:style-name="T113">I</text:span>t <text:span text:style-name="T121">contests </text:span>not only what constitutes <text:span text:style-name="T70">'</text:span>nature<text:span text:style-name="T70">'</text:span> but, by implication, the <text:span text:style-name="T122">ontological basis of Western epistemology. </text:span></text:p>
      <text:p text:style-name="P6"><text:span text:style-name="T121">Central</text:span> <text:span text:style-name="T121">to the 'cyborg ontology' are </text:span>three <text:span text:style-name="T121">new</text:span> <text:span text:style-name="T122">distinctions;</text:span></text:p>
      <text:p text:style-name="P6">1. Human ≠ Animal</text:p>
      <text:p text:style-name="P6">2. Human ≠ Machine OR Animal ≠ Machine</text:p>
      <text:p text:style-name="P6">3. <text:span text:style-name="T122">P</text:span>hysical ≠ non-physical</text:p>
      <text:p text:style-name="P6">Haraway goes on to sketch out an alternate <text:span text:style-name="T122">epistemological</text:span> position that are the consequence of this 'cyborg ontology', expressing the transitions from previous, hierarchical dominations to the 'scary new networks' which she names 'informatics of domination'. These are presented as a list that opposes 'natural' with non-natural' terminology, for example reproduction becoming replication;</text:p>
      <text:p text:style-name="P6"><text:span text:style-name="Emphasis">representation becoming simulation</text:span></text:p>
      <text:p text:style-name="P6"><text:span text:style-name="Emphasis">depth, integrity becoming Surface, boundary</text:span></text:p>
      <text:p text:style-name="P6"><text:span text:style-name="Emphasis">reproduction becoming replication</text:span></text:p>
      <text:p text:style-name="P6"><text:span text:style-name="Emphasis">Community ecology becoming ecosystem</text:span></text:p>
      <text:p text:style-name="P6">Whil<text:span text:style-name="T120">st the manifesto is certainly '</text:span>optimistic<text:span text:style-name="T120">'</text:span>, it is not blindly u<text:span text:style-name="T123">to</text:span>pian - the transitions described above are not taken as <text:span text:style-name="T12">de facto </text:span>positive <text:span text:style-name="T113">epistemological</text:span><text:span text:style-name="T122"> 'outcomes'</text:span>. Haraway is concerned with describing the field in which questions of gender, race, identity will be contested, <text:span text:style-name="T70">whether we like it or not</text:span>. <text:span text:style-name="T70">This is a call by Haraway to occupy these fields and t</text:span>hese 'informatics' represent possibilities - they are the potential sites of control and exploitation as much as they are potential spaces of more positive re-configurations;</text:p>
      <text:p text:style-name="P13">"The cyborg is a kind disassembled and reassembled, post<text:span text:style-name="T122">-</text:span>modern collective and personal self. This is the self feminists must code." </text:p>
      <text:p text:style-name="P13">[p163]</text:p>
      <text:p text:style-name="P21">Haraway's cyborg proposition is a radical move and a precursor to the broader notion of 'post-humanism'. In much the same way as Haraway outlines, Rosie Braidotti describes post-humanism as;</text:p>
      <text:p text:style-name="P13"><text:span text:style-name="T120">"...[as a] generative tool to help us re-think the basic unit of reference for the human in the biogenetic age known as 'anthroposcene', the historical movement where the human has become a geological force capable of affecting all life on this planet."</text:span><text:span text:style-name="Strong_20_Emphasis"><text:span text:style-name="T120"> </text:span></text:span></text:p>
      <text:p text:style-name="P13"><text:span text:style-name="Strong_20_Emphasis"><text:span text:style-name="T82">[</text:span></text:span><text:span text:style-name="Strong_20_Emphasis"><text:span text:style-name="T84">p</text:span></text:span><text:span text:style-name="Strong_20_Emphasis"><text:span text:style-name="T82">6]</text:span></text:span></text:p>
      <text:p text:style-name="P6"><text:span text:style-name="Strong_20_Emphasis"><text:span text:style-name="T82">In forming this definition, Braidotti draws direct links between the (earlier) concept of 'autopoeisis', as described by Maturana and Varela and central to 'second wave cybernetics' and Guattari's 'Three </text:span></text:span><text:soft-page-break/><text:span text:style-name="Strong_20_Emphasis"><text:span text:style-name="T82">Ecologies'. </text:span></text:span></text:p>
      <text:p text:style-name="P6"><text:span text:style-name="Strong_20_Emphasis"><text:span text:style-name="T82">The original concept of autopoeisis is about a 'biological' systems closed-ness to external 'input' (i.e. any stimulus acting upon a given system must by definition be part of the system, rather than external to it) [REF]. This is a significant departure from 'first wave' cybernetic theory, in which systems are subjected to external input and are capable of regulating their function accordingly [REF]. Whilst autopoeisis, in its original definition, is concerned with 'biological' systems' Braidotti states Guattari has extended its meaning to include </text:span></text:span><text:span text:style-name="Strong_20_Emphasis"><text:span text:style-name="T85">a 'machinic-autopoesis'. <text:s/></text:span></text:span></text:p>
      <text:p text:style-name="P6"><text:span text:style-name="Strong_20_Emphasis"><text:span text:style-name="T85">As with Haraways manifesto, this is a description of post-humanism that produces dynamic formations of the subject and is one that implies process of 'becoming'.</text:span></text:span></text:p>
      <text:p text:style-name="P6"><text:span text:style-name="Strong_20_Emphasis"><text:span text:style-name="T85">Katherine Hayles is more specific in her position;</text:span></text:span></text:p>
      <text:p text:style-name="P13">"...I understands human and post-human to be <text:span text:style-name="T124">historically</text:span> specific constructions that emerge from different configurations of <text:span text:style-name="T124">embodiment</text:span>, technology and culture."</text:p>
      <text:p text:style-name="P13"><text:span text:style-name="Emphasis"><text:span text:style-name="T55">[p33]</text:span></text:span></text:p>
      <text:p text:style-name="P6">How, <text:span text:style-name="T125">therefore, can</text:span> mind be separated from body? <text:span text:style-name="T126">Th</text:span><text:span text:style-name="T127">is aspiration</text:span><text:span text:style-name="T126">, Hayles states, has been present within science since </text:span>the <text:span text:style-name="T126">inception</text:span> of cybernetics, with Weiner <text:span text:style-name="T126">proposing</text:span> that it <text:span text:style-name="T126">would</text:span> possible to telegraph a human being and is <text:span text:style-name="T126">an idea that is still prevalent</text:span> in science <text:span text:style-name="T126">through</text:span> disciplines such as molecular biology where the human is treated as code. </text:p>
      <text:p text:style-name="P6"><text:span text:style-name="T127">From</text:span><text:span text:style-name="T126"> this notion</text:span> that information can move without change through different material substrates, Hayles <text:span text:style-name="T127">moves to her version of</text:span> 'post-human';</text:p>
      <text:p text:style-name="P13"><text:span text:style-name="Emphasis"><text:span text:style-name="T40">"...my dream is a version of the post human that embraces the possibilities of information technologies without being seduced by fantasies of unlimited power and disembodied immortality, that recognizes and celebrates finitude as a condition of human begin, and that understands human life is embedded in a material world of great complexity, one on which we depend for our continued survival." </text:span></text:span></text:p>
      <text:p text:style-name="P13"><text:span text:style-name="Emphasis"><text:span text:style-name="T40">[p5]</text:span></text:span></text:p>
      <text:p text:style-name="P6"><text:span text:style-name="Strong_20_Emphasis"><text:span text:style-name="T74">Hayles is </text:span></text:span><text:span text:style-name="Strong_20_Emphasis"><text:span text:style-name="T86">seeking</text:span></text:span><text:span text:style-name="Strong_20_Emphasis"><text:span text:style-name="T74"> to re-figure the cybernetic post</text:span></text:span><text:span text:style-name="Strong_20_Emphasis"><text:span text:style-name="T87">-</text:span></text:span><text:span text:style-name="Strong_20_Emphasis"><text:span text:style-name="T74">human, </text:span></text:span><text:span text:style-name="Strong_20_Emphasis"><text:span text:style-name="T86">viewing the contemporary context </text:span></text:span><text:span text:style-name="Strong_20_Emphasis"><text:span text:style-name="T87">as an opportunity to explore new possibilities of 'post-human',</text:span></text:span><text:span text:style-name="Strong_20_Emphasis"><text:span text:style-name="T86"> in much the same way as Haraway, </text:span></text:span><text:span text:style-name="Strong_20_Emphasis"><text:span text:style-name="T87">and attempting, to claim a version of 'post-human' that is based on a situated reading of the history of cybernetics and one that moves beyond the founding characteristics of 'post-human', </text:span></text:span><text:span text:style-name="Strong_20_Emphasis"><text:span text:style-name="T77">example characteristics of which being the </text:span></text:span><text:span text:style-name="Strong_20_Emphasis"><text:span text:style-name="T87">privileging informational pattern over material instantiation and the body as the original prosthesis.</text:span></text:span><text:span text:style-name="Strong_20_Emphasis"><text:span text:style-name="T76"> Hayles suggests that developments and changes in cybernetic theories can not only be traced through it's artefacts, but also reinterpreted, and the idea of 'artefact' can be expanded to include theories (or 'constellations' as described by Hayles).</text:span></text:span></text:p>
      <text:p text:style-name="P13"><text:span text:style-name="Strong_20_Emphasis"><text:span text:style-name="T74">"if we want to contest what these technologies signify, we need histories that show the erasures that went into creating the condition of virtuality, we can de-mystify our progress towards virtuality and see it as the result of historically specific negotiations rather than the of the irresistible force of technological determinism." </text:span></text:span></text:p>
      <text:p text:style-name="P13"><text:span text:style-name="Strong_20_Emphasis"><text:span text:style-name="T74">[p20]</text:span></text:span></text:p>
      <text:p text:style-name="P6"><text:span text:style-name="T88">Hayles uses this starting point to describe a relationship between an 'external' human and a computer-bound simulation. She takes as an example a computer program whose purpose is to 'evolve' digital creatures. In this description, she identifies the 'external' [human] software designer as well a the oper</text:span><text:span text:style-name="T89">ator who is able to design 'fitness' functions in order to prompt the evolution of the creatures. <text:s/>Therefore, Hayles' definition of the extent evolutionary system at work, that would more normally be described as being held within the computer, is broadened to include those humans involved in it's creation and operation. This is in line with the previously described extension of </text:span><text:span text:style-name="T90">'autopoeisis' to include non-biological, as well as biological systems. Hayles goes further and identifies the importance of narrative in the process of simulation. The terminology surrounding the evolutionary simulation – creature, fitness, behaviours – has a narrative quality and an 'explanatory' role. The narrative is used to 'make sense' of the simulation </text:span><text:span text:style-name="T91">and to confer onto the creatures 'themselves' our own 'intention's</text:span><text:span text:style-name="T90">. </text:span><text:span text:style-name="T91">These narrative, Hayles states, act as a bond between ourselves as 'analogue' subject and the 'digital' subjects we are becoming. </text:span><text:span text:style-name="T92">Hayles takes the view that the ubiquity of computational technology means that the identification and acknowledgement of this bond is relevant, in some form or other, to all of us. </text:span></text:p>
      <text:p text:style-name="P22"><text:soft-page-break/></text:p>
      <text:p text:style-name="P22"/>
      <text:p text:style-name="P23">But what of the agency of the software itself?</text:p>
      <text:p text:style-name="P6"><text:span text:style-name="T93">The more commonly held position is that software possess 'secondary agency' and is capable of extending the agency of its creator or operator. However, the software, once 'released' <text:s/>is capable of acting upon its environment and altering it [Mackenzie, Kitchin, Dodge]. This can easily be understood simply by accepting that a software designer or operator may not fully realise the 'affordances' of the code.</text:span><text:span text:style-name="T93"><text:note text:id="ftn1" text:note-class="footnote"><text:note-citation>1</text:note-citation><text:note-body><text:p text:style-name="P47"><text:tab/>A vivid example of 'primary agency' of software, and digital technology more generally, was provided by John Naughton, referring the dramatic effects that digital files and storage have had on the music and film industries. The technology as not designed to have the effect of completely remaking the economic models of these industries, but it possessed the potential, or the 'capacity' to do so.</text:p></text:note-body></text:note></text:span><text:span text:style-name="T93"> </text:span>It<text:span text:style-name="T128">s</text:span> power though is relational - it is a capacity of software rather than a property - and it varies between software, depending on its capacity to mesh with society. <text:span text:style-name="T128">Software, is a 'tool in practice' [Kitchin and Dodge].</text:span></text:p>
      <text:p text:style-name="P1">Digital materialism</text:p>
      <text:p text:style-name="P6"><text:span text:style-name="T92">Perversely, it is the ubiquity of </text:span><text:span text:style-name="T94">this </text:span><text:span text:style-name="T92">digital technology, </text:span><text:span text:style-name="T94">its presence in our everyday lives, that</text:span><text:span text:style-name="T92"> has contributed to its </text:span><text:span text:style-name="T94">'</text:span><text:span text:style-name="T92">de-materialization</text:span><text:span text:style-name="T94">'</text:span><text:span text:style-name="T92"> </text:span><text:span text:style-name="T94">from our collective consciousness. </text:span><text:span text:style-name="T95">One</text:span><text:span text:style-name="T94"> recent news article about the 'pirate bay', </text:span><text:span text:style-name="T95">an organisation </text:span><text:span text:style-name="T94">synonymous with providing peer-to-peer technology that has allow</text:span><text:span text:style-name="T95">ed</text:span><text:span text:style-name="T94"> access to illegal downloading of digital content and </text:span><text:span text:style-name="T95">which has been the</text:span><text:span text:style-name="T94"> subject of numerous legal challenges, <text:s/></text:span><text:span text:style-name="T95">described how they were moving their serves 'to the cloud', in order to avoid further legal disputes by effectively de-territorialising their hardware [REF]. This anecdote is indicative at least of a wider sense of computational technology as being (finally) 'virtual'. The material consequences of digital technology are rarely considered within this mood of hardcore 'future-ism'.</text:span></text:p>
      <text:p text:style-name="P6"><text:span text:style-name="T129">Jennifer </text:span>Gabrys employs <text:span text:style-name="T130">a</text:span> <text:s/>'natural history' as both analogy and methodology to describe what constitutes 'Digital Rubbish' and the processes that are responsible for it. She adopts, as a methodological starting point, Walter Benjamin's own use of 'fossils as the sites of study. As Gabrys explains, this allows the investigation to be freed from the conventional and limiting framework, often associated with <text:span text:style-name="T128">technology</text:span>, of 'progress' and 'invention' an instead focus on the "...the ways in which electronic technologies fail and decay." [p7]. Gabrys is looking for a technological narrative that is able to encompass "...complex and contingent material events." [p8] - political, economic and cultural.</text:p>
      <text:p text:style-name="P6">This 'natural history' is constructed through conceiving a system of technology that has been dis-assembled <text:span text:style-name="T131">- </text:span>broken into discrete components; the microchip [the processor], the screen [the interface], the plastic case [the container], the archive [the memory]. These components are recognisable the constituent element of any common personal computer, however, they are used by Gabrys at different scales of 'operation' and at different times of 'functionality' - 'the processor' is the <text:span text:style-name="T132">seen as </text:span>result of precise chemical transformations, 'the screen' is that of the NASDAQ stock exchange in New York <text:span text:style-name="T132">and</text:span> the plastic case in understood through the waste disposal site in Guangdong, China on which it ends up. <text:span text:style-name="T132">As Gabrys notes though, each of these 'site's are relevant beyond their purely physical description. Gabrys sees the fossil </text:span><text:span text:style-name="T131">(</text:span><text:span text:style-name="T132">and by exten</text:span><text:span text:style-name="T131">s</text:span><text:span text:style-name="T132">ion, the fossilised site</text:span><text:span text:style-name="T131">)</text:span><text:span text:style-name="T132"> not as the </text:span><text:span text:style-name="T131">(conventional)</text:span><text:span text:style-name="T132"> physical </text:span><text:span text:style-name="T133">artefact</text:span><text:span text:style-name="T132">, but instead the intersection between all of the processes by which electronic waste is created.</text:span></text:p>
      <text:p text:style-name="P13"><text:span text:style-name="T132">“[they are]….</text:span> temporal zones that register the speed and volume of production, consumption, and disposal of digital technologies." p14]</text:p>
      <text:p text:style-name="P6"><text:span text:style-name="T134">R</text:span>ather than <text:span text:style-name="T132">seeing them</text:span> <text:span text:style-name="T132">as </text:span>'de-materialized technologies<text:span text:style-name="T134">' (</text:span><text:span text:style-name="T132">as they are often seen by </text:span>contemporary mainstream <text:s/><text:span text:style-name="T132">- see </text:span>descriptions such as 'the cloud'<text:span text:style-name="T134">) Gabrys is</text:span> <text:span text:style-name="T134">exploring the consequences of our</text:span> <text:span text:style-name="T134">current condition of </text:span><text:span text:style-name="T132">'</text:span>technological transience<text:span text:style-name="T132">'</text:span> through a process of <text:span text:style-name="T133">materialisation</text:span><text:span text:style-name="T132"> </text:span><text:span text:style-name="T134">and how we must re-assess this condition in light this theory of 'digital rubbish'.</text:span></text:p>
      <text:p text:style-name="P6">Through the 'fossilized' site of the chip, we see unfold, <text:span text:style-name="T134">through the chemical scale,</text:span> the complex interactions and transformations <text:span text:style-name="T134">necessary in the production of processor chip</text:span> - <text:span text:style-name="T134">t</text:span>he process involved in converting abundant silicon into chips, a bodily scale, the effect of these process on the bodies of the workers and the global scale <text:span text:style-name="T134">and </text:span>the ground contamination <text:span text:style-name="T134">from</text:span> the by<text:span text:style-name="T134">-</text:span>produc<text:span text:style-name="T134">t</text:span>s. <text:span text:style-name="T134">W</text:span>hat is described is the <text:span text:style-name="T133">materialisation</text:span> of the 'Moore's Law' [that the number of transistors on integrated circuits doubles approximately every two years, as stated in 1965 by Gordon Moore, co founder of Intel].In the context of the material processes associated with the mass-scale production of computer chips, this constitutes less a 'Law' or even a forecast and more of an industry growth strategy and for Gabrys it can certainly be <text:soft-page-break/>seen in terms of a 'self-fulfilling prophecy' <text:span text:style-name="T134">rather than the prediction of a far thinking visionary</text:span>. It is certainly a long way from the commonly held, almost 'mystical', interpretation that there is some, as yet, not fully understood, underlying aspect of computational technology that is driving its development in line with this prediction. </text:p>
      <text:p text:style-name="P13">"New economies, together with new arrangements of labo<text:span text:style-name="T135">u</text:span>r, altered material and chemical inputs, and spatial distributions, help to create the very conditions through which a technology can take hold, persist, and even become seemingly natural." [p31]</text:p>
      <text:p text:style-name="P6">The manufacturing processes described here are some way removed from a more broadly understood idea of 'manufacturing', that <text:span text:style-name="T117">is</text:span> as a, <text:span text:style-name="T117">perhaps, </text:span>nested assembly of components and parts. Instead abundant silicon is transformed in a process Gabrys describes as 'material alchemy'. It is hard to understand a chip as an assembly <text:span text:style-name="T134">(in a 'conventional' sense)</text:span> - in terms of the nature of its components and parts <text:span text:style-name="T134">(which are </text:span>perhaps <text:span text:style-name="T134">more easily understood</text:span> as 'ingredients' even?<text:span text:style-name="T134">)</text:span>, the scale of the <text:span text:style-name="T133">artefact</text:span> itself, as well as the fact of its apparent 'static' operation <text:span text:style-name="T134">(with </text:span>no apparent ''moving parts'<text:span text:style-name="T134">)</text:span>. This is/ was a <text:span text:style-name="T12">new</text:span> <text:span text:style-name="T134">(</text:span>mass<text:span text:style-name="T134">) </text:span>form of process, creating a <text:span text:style-name="T12">new</text:span> scale of product, that performed a <text:span text:style-name="T12">new</text:span> type of function and the opaqueness of each of these aspects contributes to the problem of a digital technology being widely viewed as 'de-,materialized'.</text:p>
      <text:p text:style-name="P13">"Yet the term <text:span text:style-name="T133">de-materialised</text:span> does not necessarily mean “without material” but may, instead, refer to modes of materialization that render infrastructures imperceptible or ephemeral." [p59]</text:p>
      <text:p text:style-name="P6">From the 'de-material<text:span text:style-name="T133">is</text:span>ed' manufacturing process of the processor, the interface - or 'the Ephemeral Screen' - is approached through the 'fossil' of the NASDAQ exchange ion New York. Central here are notions of scale; <text:span text:style-name="T133">firstly, </text:span>the distributed network of computed transactions that amplify the turnover of material processes <text:span text:style-name="T133">and secondly </text:span>the building <text:span text:style-name="T133">itself</text:span> as interface <text:span text:style-name="T134">with</text:span> performative screens <text:span text:style-name="T134">acting </text:span>as external <text:span text:style-name="T133">façade</text:span> and interior decoration, nested <text:span text:style-name="T134">inside</text:span> global TV broadcasts made from within and without] that throb with the projections of the consequent fluctuations.</text:p>
      <text:p text:style-name="P6">This looping transactional process is described to us by way of 'the interface' - the screen, the building. But what really is conveyed? It is not the means of re-distribution and re-configuration - that remains hidden within. Instead it is <text:span text:style-name="T134">the abstract</text:span> consequence<text:span text:style-name="T134">s, displayed</text:span> in the form of ticker tapes readouts and bold graphics describing temporal fluctuations - as de-materialised and depoliticised - "the technopresent" [p58].</text:p>
      <text:p text:style-name="P6">Gabrys contrasts this mode with the wastes sites of the discarded computer screens and makes reference to media theorist Lisa Parks when describing consumer societies in which the interface for the user the exterior surface of the computer [the screen, the keyboard], whereas for those whose job it has become is to scavenge and recycle the discarded <text:span text:style-name="T133">artefacts</text:span> it is the inside of the machine that has become their interface.</text:p>
      <text:p text:style-name="P6">A clear basis for a 'digital rubbish theory' is clearly set out as the process of materialization as understood through waste creating during it rather than the materialization itself [Victor Buchli] [p18]. <text:span text:style-name="T136">Furthermore,</text:span> <text:span text:style-name="T136">within this </text:span>'theory of digital rubbish' Gabrys makes direct reference to Guattari<text:span text:style-name="T133">'</text:span>s Three Ecologies <text:span text:style-name="T136">relevant in addressing</text:span> the multiple versions of ecologies <text:span text:style-name="T136">that describe 'digital rubbish';</text:span></text:p>
      <text:p text:style-name="P13">"The natural history of electronics developed here draws on these proposals and suggests that one way to develop “sustainable” electronics would be to address the multiple materialities, politics, ecologies, economies, and imaginings that give rise to electronics" [p153]</text:p>
      <text:p text:style-name="P1"><text:span text:style-name="T118">The end of the HCI –</text:span><text:span text:style-name="T137"> other ideas of interface</text:span></text:p>
      <text:p text:style-name="P6"><text:span text:style-name="Strong_20_Emphasis"><text:span text:style-name="T96">These descriptions of the post-humanism subject, our interactions with computational technology and the material nature of pervasive computing, the traditional modes of discussing 'interface' are clunky and inadequate. </text:span></text:span><text:span text:style-name="Strong_20_Emphasis"><text:span text:style-name="T97">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13"><text:span text:style-name="Strong_20_Emphasis"><text:span text:style-name="T97">"...[it] empowers users by modelling them, and in doing so effects their disappearance, their incorporation into their model" [p13]</text:span></text:span></text:p>
      <text:p text:style-name="P6"><text:span text:style-name="Strong_20_Emphasis"><text:span text:style-name="T96">How then to develop a discussion of interface with specific reference to software. </text:span></text:span><text:span text:style-name="Strong_20_Emphasis"><text:span text:style-name="T98">Fuller advocates a move away from </text:span></text:span><text:span text:style-name="Strong_20_Emphasis"><text:span text:style-name="T97">viewing software through the lens of </text:span></text:span><text:span text:style-name="Strong_20_Emphasis"><text:span text:style-name="T98">HCI, </text:span></text:span><text:span text:style-name="Strong_20_Emphasis"><text:span text:style-name="T97">claiming</text:span></text:span><text:span text:style-name="Strong_20_Emphasis"><text:span text:style-name="T98"> that one of the most interesting </text:span></text:span><text:soft-page-break/><text:span text:style-name="Strong_20_Emphasis"><text:span text:style-name="T98">aspects of software is that it </text:span></text:span><text:span text:style-name="Strong_20_Emphasis"><text:span text:style-name="T96">holds within it new</text:span></text:span><text:span text:style-name="Strong_20_Emphasis"><text:span text:style-name="T98"> </text:span></text:span><text:span text:style-name="Strong_20_Emphasis"><text:span text:style-name="T96">'</text:span></text:span><text:span text:style-name="Strong_20_Emphasis"><text:span text:style-name="T98">models of involvement </text:span></text:span><text:span text:style-name="Strong_20_Emphasis"><text:span text:style-name="T96">'</text:span></text:span><text:span text:style-name="Strong_20_Emphasis"><text:span text:style-name="T98">- citing the modular nature of </text:span></text:span><text:span text:style-name="Strong_20_Emphasis"><text:span text:style-name="T98">UNIX – </text:span></text:span><text:span text:style-name="Strong_20_Emphasis"><text:span text:style-name="T96">that can replace previous </text:span></text:span><text:span text:style-name="Strong_20_Emphasis"><text:span text:style-name="T98">'static elements' </text:span></text:span><text:span text:style-name="Strong_20_Emphasis"><text:span text:style-name="T96">such as the GUI</text:span></text:span><text:span text:style-name="Strong_20_Emphasis"><text:span text:style-name="T98">. </text:span></text:span><text:span text:style-name="Strong_20_Emphasis"><text:span text:style-name="T99">Here, Fuller is </text:span></text:span><text:span text:style-name="Strong_20_Emphasis"><text:span text:style-name="T96">advocating</text:span></text:span><text:span text:style-name="Strong_20_Emphasis"><text:span text:style-name="T99"> a kind of 'software methodology', that includes the following;</text:span></text:span></text:p>
      <text:p text:style-name="P6">CRITICAL SOFTWARE - exploring software <text:span text:style-name="T138">through its own devices</text:span></text:p>
      <text:p text:style-name="P6">SOCIAL SOFTWARE - created by and for those excluded from commercial software, and is changed over time by the social interaction of the participants</text:p>
      <text:p text:style-name="P6"><text:span text:style-name="Strong_20_Emphasis"><text:span text:style-name="T99">SPECULATIVE SOFTWARE - the reinvention of software as </text:span></text:span><text:span text:style-name="Strong_20_Emphasis"><text:span text:style-name="T100">its own method</text:span></text:span></text:p>
      <text:p text:style-name="P1">Myth of the virtual <text:span text:style-name="T137">- the spatial nature of software</text:span></text:p>
      <text:p text:style-name="P24">The idea of 'software studies', as something distinct from both the broad topic of 'Science and Technology Studies' (STS) <text:s/>and the more specific discussions surrounding 'networked societies [Castells]. Much of this work is focused on the trans-formative nature of network technologies, rather than specific nature and role of software in such processes. </text:p>
      <text:p text:style-name="P25">The utilisation of software and technology in the home is now commonplace, without much need to discuss ubiquitous computing. Laptops, mobile phones, televisions as well as countless other devices all commonly are in some way reliant on software. </text:p>
      <text:p text:style-name="P6">Thermostats <text:span text:style-name="T140">connected to heating systems </text:span>regulat<text:span text:style-name="T140">e</text:span> temperature in <text:span text:style-name="T140">the</text:span> home <text:span text:style-name="T140">and are a s simple example of the building itself relying on 'embedded' software to perform as designed. A more complex example would be the</text:span> Building <text:span text:style-name="T140">Management</text:span> Systems [BMS] that are commonly used in larger building<text:span text:style-name="T140">s</text:span>. When such systems crash or do not function <text:span text:style-name="T140">correctly</text:span>, the building will not function as intended and may even become unusable. Such buildings <text:span text:style-name="T140">are described by Rob Kitchin and Martin Dodge as 'Code/ Space'. [REF]</text:span><text:span text:style-name="T139">. The</text:span><text:span text:style-name="T140">re proposition is for a form of software studies addresses at software as code</text:span><text:span text:style-name="T139"> </text:span><text:span text:style-name="T140">and </text:span><text:span text:style-name="T139">ways in which software is intertwined with </text:span><text:span text:style-name="T140">'</text:span><text:span text:style-name="T139">tr</text:span><text:span text:style-name="T140">an</text:span><text:span text:style-name="T139">sduction of space</text:span><text:span text:style-name="T140">'</text:span><text:span text:style-name="T139">, rather than </text:span><text:span text:style-name="T140">merely being present in it.</text:span></text:p>
      <text:p text:style-name="P13">"Code/ Space occurs when software and the spatiality of everyday life becomes mutually constituted, that is, produced by one another." </text:p>
      <text:p text:style-name="P13">[p16]</text:p>
      <text:p text:style-name="P6">The relationship between code and space is t<text:span text:style-name="T140">herefore not</text:span> <text:span text:style-name="T140">'</text:span>deterministic<text:span text:style-name="T140">'</text:span>, rather the <text:span text:style-name="T140">it </text:span>is symbiotic.</text:p>
      <text:p text:style-name="P6">They make a clear distinction between 'coded space' and 'code/ space', defining coded spaces as spaces where the presence of code makes a difference but it's relationship with space is not <text:span text:style-name="T140">'fundamental'</text:span>. One example they give is of the use of power point to present to an audience. <text:span text:style-name="T140">'</text:span>Code/ spaces<text:span text:style-name="T140">'</text:span> can be identified where the presence of the code is required fo<text:span text:style-name="T140">r</text:span> the space to perform as designed. <text:span text:style-name="T141">A simple example of a</text:span> code/space <text:span text:style-name="T141">is could be any space with digital environmental control mechanisms. </text:span></text:p>
      <text:p text:style-name="P26">In architectural design terms, the feedback loops governing the day to day functioning of the building also operate across a larger scale. Certain aspects of the 'material' design are influenced by the management capabilities of the software For, example, the options for the user to open windows or the depth of the floor plan itself are both tied to the 'built-in' digital technology. In this way, the notion of 'code/ space' can be extended beyond the 'performance' of the space, but the process though which it (and its simulated performance) is designed in the first place. The extension of the principles of code/space to include 'simulated space' is important in developing a strand of software studies that can applied to both 'architecture' and 'architectural practice'.</text:p>
      <text:p text:style-name="P14"><text:span text:style-name="Emphasis"><text:span text:style-name="T23"/></text:span></text:p>
      <text:p text:style-name="P18"><text:span text:style-name="Strong_20_Emphasis"><text:span text:style-name="T1"/></text:span></text:p>
      <text:p text:style-name="P34"><text:span text:style-name="Strong_20_Emphasis"><text:span text:style-name="T74">Section 3</text:span></text:span></text:p>
      <text:p text:style-name="PL-Heading"><text:span text:style-name="Strong_20_Emphasis"><text:span text:style-name="T30">Digital traces – ALGORITMS and CODE<text:tab/></text:span></text:span></text:p>
      <text:p text:style-name="P45"/>
      <text:p text:style-name="PL-SubHeading">Software As Code</text:p>
      <text:p text:style-name="P27"><text:span text:style-name="T150">TEXT</text:span></text:p>
      <text:p text:style-name="PL-SubHeading">Code And Space </text:p>
      <text:p text:style-name="P27"><text:span text:style-name="T150">TEXT</text:span></text:p>
      <text:p text:style-name="P38"><text:span text:style-name="Strong_20_Emphasis"><text:span text:style-name="T74">Algorithms As Stable Code</text:span></text:span></text:p>
      <text:p text:style-name="PL-Paragraph"><text:span text:style-name="Strong_20_Emphasis"><text:span text:style-name="T101">TEXT</text:span></text:span></text:p>
      <text:p text:style-name="P34"><text:span text:style-name="Strong_20_Emphasis">Bibliography</text:span></text:p>
      <text:p text:style-name="P46"><text:span text:style-name="Strong_20_Emphasis"><text:span text:style-name="T11"/></text:span></text:p>
      <text:p text:style-name="PL-Paragraph">Adkins, L., &amp; Lury, C. (2012). <text:span text:style-name="T6">Measure and Value</text:span>. Wiley-Blackwell.</text:p>
      <text:p text:style-name="PL-Paragraph">Alan Irwin. (1995). <text:span text:style-name="T6">Citizen Science: A Study of People, Expertise, and Sustainable Development</text:span>. Burns &amp; Oates.</text:p>
      <text:p text:style-name="PL-Paragraph">Alexander, C. (1964). <text:span text:style-name="T6">Notes on the Synthesis of Form.</text:span> Harvard University Press.</text:p>
      <text:p text:style-name="PL-Paragraph">Alexander, C. (1978). <text:span text:style-name="T6">A Pattern Language: Towns, Buildings, Construction</text:span>. OUP USA.</text:p>
      <text:p text:style-name="PL-Paragraph">Award-winning game 140 tests player’s rhythmic ability (Wired UK). (n.d.). <text:span text:style-name="T6">Wired UK</text:span>. Retrieved April 4, 2013, from http://www.wired.co.uk/news/archive/2013-04/2/140-game</text:p>
      <text:p text:style-name="PL-Paragraph">Barad, K. (2007). <text:span text:style-name="T6">Meeting the Universe Halfway: Quantum Physics and the Entanglement of Matter and Meaning</text:span>. Duke University Press.</text:p>
      <text:p text:style-name="PL-Paragraph">Bateson, G. (1972). <text:span text:style-name="T6">Steps to an ecology of mind</text:span>. New York: Ballantyne Books.</text:p>
      <text:p text:style-name="PL-Paragraph">Bateson, G. (1980). <text:span text:style-name="T6">Mind and nature : a necessary unity</text:span>. London: Fontana.</text:p>
      <text:p text:style-name="PL-Paragraph">Beane, S. R., Davoudi, Z., &amp; Savage, M. J. (2012). Constraints on the Universe as a Numerical Simulation. <text:span text:style-name="T6">arXiv:1210.1847</text:span>. Retrieved from http://arxiv.org/abs/1210.1847</text:p>
      <text:p text:style-name="PL-Paragraph">BeetBox uses Raspberry Pi to turn veggies into drumkit (Wired UK). (n.d.). <text:span text:style-name="T6">Wired UK</text:span>. Retrieved December 20, 2012, from http://www.wired.co.uk/news/archive/2012-12/20/beetbox-vegetable-drumkit</text:p>
      <text:p text:style-name="PL-Paragraph">Berry, D. M. (n.d.). FCJ-086 A Contribution Towards A Grammar of Code. Retrieved September 13, 2013, from http://thirteen.fibreculturejournal.org/fcj-086-a-contribution-towards-a-grammar-of-code/</text:p>
      <text:p text:style-name="PL-Paragraph">Big Ideas: Put digital displays on contact lenses (Wired UK). (n.d.). <text:span text:style-name="T6">Wired UK</text:span>. Retrieved April 4, 2013, from http://www.wired.co.uk/magazine/archive/2013/03/big-ideas/put-digital-displays-on-contact-lenses</text:p>
      <text:p text:style-name="PL-Paragraph"><text:span text:style-name="T6">Blu Dot Real Good Experiment</text:span>. (2009). Retrieved from http://vimeo.com/8201309</text:p>
      <text:p text:style-name="PL-Paragraph">Braidotti, R. (2006). <text:span text:style-name="T6">Transpositions : on nomadic ethics</text:span>. Cambridge: Polity.</text:p>
      <text:p text:style-name="PL-Paragraph">Braidotti, R. (2013). <text:span text:style-name="T6">The Posthuman</text:span>. Polity Press.</text:p>
      <text:p text:style-name="PL-Paragraph">Busch, O. V., &amp; Palms, K. (2006). <text:span text:style-name="T6">Abstract Hacktivism: The Making of a Hacker Culture</text:span>. Skyscraper Digital Pub Limited.</text:p>
      <text:p text:style-name="PL-Paragraph">CarbonBuzz. (n.d.). Retrieved July 24, 2013, from http://www.carbonbuzz.org/index.jsp</text:p>
      <text:p text:style-name="PL-Paragraph">Codev2:Lawrence Lessig. (n.d.). Retrieved July 25, 2013, from http://codev2.cc/</text:p>
      <text:p text:style-name="PL-Paragraph">Cosmic rays offer clue our universe could be a computer simulation (Wired UK). (n.d.). <text:span text:style-name="T6">Wired UK</text:span>. Retrieved October 13, 2012, from http://www.wired.co.uk/news/archive/2012-10/11/universe-computer-simulation</text:p>
      <text:p text:style-name="PL-Paragraph">Create personal weather reports with an auto-tweeting weather meter (Wired UK). (n.d.). <text:span text:style-name="T6">Wired UK</text:span>. Retrieved October 31, 2012, from http://www.wired.co.uk/news/archive/2012-10/30/monitoring-hurricanes</text:p>
      <text:p text:style-name="PL-Paragraph">CTheory.net. (n.d.). Retrieved November 6, 2012, from http://www.ctheory.net/articles.aspx?id=74</text:p>
      <text:p text:style-name="PL-Paragraph"><text:span text:style-name="T6">Dawkins: Science, “It Works, Bitches!”</text:span> (2013). Retrieved from http://www.youtube.com/watch?v=Wch4ekOEwaA&amp;feature=youtube_gdata_player</text:p>
      <text:p text:style-name="PL-Paragraph">DeLanda, M. (2005). <text:span text:style-name="T6">Intensive Science and Virtual Philosophy</text:span>. Continuum International Pub Group.</text:p>
      <text:p text:style-name="PL-Paragraph">DeLanda, M. (2011). <text:span text:style-name="T6">Philosophy and Simulation: The Emergence of Synthetic Reason</text:span>. Continuum.</text:p>
      <text:p text:style-name="PL-Paragraph">Deleuze, G. (2004). <text:span text:style-name="T6">A thousand plateaus : capitalism and schizophrenia</text:span>. London: Continuum.</text:p>
      <text:p text:style-name="PL-Paragraph">Designer publishes collection of developer-written “code poems” (Wired UK). (n.d.). <text:span text:style-name="T6">Wired UK</text:span>. Retrieved October 13, 2012, from http://www.wired.co.uk/news/archive/2012-10/12/code-poems-book</text:p>
      <text:p text:style-name="PL-Paragraph">Deus Ex and the future of freedom. (2011, August 24). <text:span text:style-name="T6">the Guardian</text:span>. Retrieved October 31, 2012, from <text:soft-page-break/>http://www.guardian.co.uk/technology/gamesblog/2011/aug/24/deus-ex-future-of-freedom</text:p>
      <text:p text:style-name="PL-Paragraph">Dick, P. K. (1999). <text:span text:style-name="T6">A Scanner Darkly</text:span> (New Ed.). Gollancz.</text:p>
      <text:p text:style-name="PL-Paragraph">Dick, P. K. (2007). <text:span text:style-name="T6">Do Androids Dream Of Electric Sheep?</text:span> (New Ed.). Gollancz.</text:p>
      <text:p text:style-name="PL-Paragraph">Dodge, M., &amp; Kitchin, R. (2007). “Outlines of a world coming into existence”: pervasive computing and the ethics of forgetting. <text:span text:style-name="T6">Environment and Planning B: Planning and Design</text:span>, <text:span text:style-name="T6">34</text:span>(3), 431 – 445. doi:10.1068/b32041t</text:p>
      <text:p text:style-name="PL-Paragraph">Edifice Maps. (n.d.). Retrieved July 31, 2013, from http://edifice.opencityapps.org/</text:p>
      <text:p text:style-name="PL-Paragraph">Electronic brain hacks are turning insects into robotic helpers (Wired UK). (n.d.). <text:span text:style-name="T6">Wired UK</text:span>. Retrieved December 4, 2012, from http://www.wired.co.uk/news/archive/2012-12/04/insect-mind-control</text:p>
      <text:p text:style-name="PL-Paragraph">Emily Monosson – Robot evolution. (n.d.). <text:span text:style-name="T6">Aeon Magazine</text:span>. Retrieved June 12, 2013, from http://www.aeonmagazine.com/nature-and-cosmos/emily-monosson-robot-evolution/</text:p>
      <text:p text:style-name="PL-Paragraph">Engeli, M. (2001). <text:span text:style-name="T6">Bits and Spaces: CAAD for Physiscal, Virtual and Hybrid Architecture at ETH Zurich</text:span> (1st ed.). Birkhäuser.</text:p>
      <text:p text:style-name="PL-Paragraph">“E-puck” robot swarm moves objects with minimum of information (Wired UK). (n.d.). <text:span text:style-name="T6">Wired UK</text:span>. Retrieved April 4, 2013, from http://www.wired.co.uk/news/archive/2013-04/1/cooperative-robot-swarm</text:p>
      <text:p text:style-name="PL-Paragraph">Eric Paulos. (n.d.). Retrieved July 25, 2013, from http://www.paulos.net/</text:p>
      <text:p text:style-name="PL-Paragraph">Fuller, M. (2003). <text:span text:style-name="T6">Behind the blip: essays on the culture of software</text:span>.</text:p>
      <text:p text:style-name="PL-Paragraph">Fuller, M. (2007). <text:span text:style-name="T6">Media Ecologies: Materialist Energies in Art and Technoculture</text:span>. MIT Press (MA).</text:p>
      <text:p text:style-name="PL-Paragraph">Fuller, M. (2008). <text:span text:style-name="T6">Software Studies: A Lexicon</text:span>. The MIT Press.</text:p>
      <text:p text:style-name="PL-Paragraph">Gabrys, J. (2010). <text:span text:style-name="T6">Digital Rubbish: A Natural History of Electronics</text:span>. The University of Michigan Press.</text:p>
      <text:p text:style-name="PL-Paragraph">Gibson, W. (1993). <text:span text:style-name="T6">Neuromancer</text:span>. London: Harper Collins Science Fiction &amp; Fantasy.</text:p>
      <text:p text:style-name="PL-Paragraph">Gibson, W., &amp; Sterling, B. (1996). <text:span text:style-name="T6">The Difference Engine</text:span>.</text:p>
      <text:p text:style-name="PL-Paragraph">GitHub Data | NetWords. (n.d.). Retrieved May 24, 2013, from http://labs.sapo.pt/networds/2012/05/09/github-data/</text:p>
      <text:p text:style-name="PL-Paragraph">Github explorer. (n.d.). Retrieved May 24, 2013, from http://lumberjaph.net/graph/2010/03/25/github-explorer.html</text:p>
      <text:p text:style-name="PL-Paragraph">the great game, raouf haj yihya in liverpool. (n.d.). <text:span text:style-name="T6">notes from a fruit store</text:span>. Retrieved April 4, 2013, from http://notesfromafruitstore.net/2010/09/18/the-great-game-raouf-haj-yihya-in-liverpool/</text:p>
      <text:p text:style-name="PL-Paragraph">Guattari, F. (1995). <text:span text:style-name="T6">Chaosmosis: an ethico-aesthetic paradigm</text:span>. Sydney: Power Publ.</text:p>
      <text:p text:style-name="PL-Paragraph">Guattari, F., Pindar, I., &amp; Sutton, P. (2005). <text:span text:style-name="T6">The Three Ecologies</text:span>. Continuum International Pub Group.</text:p>
      <text:p text:style-name="PL-Paragraph">Hacking, I. (1983). <text:span text:style-name="T6">Representing and intervening : introductory topics in the philosophy of natural science</text:span>. Cambridge: Cambridge University Press.</text:p>
      <text:p text:style-name="PL-Paragraph">Hacking, I. (1999). <text:span text:style-name="T6">The social construction of what?</text:span> Cambridge, Mass; London: Harvard University Press.</text:p>
      <text:p text:style-name="PL-Paragraph">Hanna, S., Hesselgren, L., Gonzalez, V., &amp; Vargas, I. (2010). Beyond simulation (p. 1). ACM Press. doi:10.1145/1878537.1878727</text:p>
      <text:p text:style-name="PL-Paragraph">Haraway, Donna J. (2003). <text:span text:style-name="T6">The Companion Species Manifesto: Dogs, People and Significant Otherness</text:span> (2nd ed.). University of Chicago Press.</text:p>
      <text:p text:style-name="PL-Paragraph">Haraway, Donna J. (2007). <text:span text:style-name="T6">When Species Meet</text:span>. University of Minnesota Press.</text:p>
      <text:p text:style-name="PL-Paragraph">Haraway, Donna Jeanne. (1989). <text:span text:style-name="T6">Primate visions : gender, race, and nature in the world of modern science</text:span>. New York ; London: Routledge.</text:p>
      <text:p text:style-name="PL-Paragraph">Haraway, Donna Jeanne. (1991). <text:span text:style-name="T6">Simians, cyborgs and women : the reinvention of nature</text:span>. London: Free Association Books.</text:p>
      <text:p text:style-name="PL-Paragraph">Haraway, Donna Jeanne. (1997). <text:span text:style-name="T6">Modest_Witness@Second_Millennium.FemaleMan_Meets_OncoMouse : femin ism and technoscience</text:span>. <text:soft-page-break/>New York ; London: Routledge.</text:p>
      <text:p text:style-name="PL-Paragraph">Haraway, Donna Jeanne. (2003). <text:span text:style-name="T6">The companion species manifesto: dogs, people, and significant otherness</text:span>. Chicago: Prickly Paradigm Press.</text:p>
      <text:p text:style-name="PL-Paragraph">Harding, S. G. (1991). <text:span text:style-name="T6">Whose science? Whose knowledge? : thinking from women’s lives</text:span>. Ithaca, NY: Cornell University Press.</text:p>
      <text:p text:style-name="PL-Paragraph">Harding, S. G. (1998). <text:span text:style-name="T6">Is science multicultural? : postcolonialisms, feminisms, and epistemologies</text:span>. Bloomington, Ind: Indiana University Press.</text:p>
      <text:p text:style-name="PL-Paragraph">Harding, S. G. (2008). <text:span text:style-name="T6">Sciences from below : feminisms, postcolonialisms, and modernities</text:span>. Durham, NC; London: Duke University Press.</text:p>
      <text:p text:style-name="PL-Paragraph">Hatnote Listen to Wikipedia. (n.d.). Retrieved August 21, 2013, from http://listen.hatnote.com/#nowelcomes,en</text:p>
      <text:p text:style-name="PL-Paragraph">Hayles, K. (1999). <text:span text:style-name="T6">How We Became Posthuman: Virtual Bodies in Cybernetics, Literature and Informatics</text:span> (74th ed.). University of Chicago Press.</text:p>
      <text:p text:style-name="PL-Paragraph">Hayles, N. K. (2002). <text:span text:style-name="T6">Writing machines [...] [...]</text:span>. Cambridge, Mass [u.a.: MIT Press.</text:p>
      <text:p text:style-name="PL-Paragraph">Hayles, N. K. (2012). <text:span text:style-name="T6">How We Think: Digital Media and Contemporary Technogenesis</text:span>. University of Chicago Press.</text:p>
      <text:p text:style-name="PL-Paragraph">Hillier, B. (2007). <text:span text:style-name="T6">Space is the machine: a configurational theory of architecture</text:span>. London, UK: Space Syntax. Retrieved from http://discovery.ucl.ac.uk/3881/</text:p>
      <text:p text:style-name="PL-Paragraph">Hillier, B., Leaman, A., Stansall, P., &amp; Bedford, M. (1976). Space syntax. <text:span text:style-name="T6">Environment and Planning B: Planning and Design</text:span>, <text:span text:style-name="T6">3</text:span>(2), 147–185.</text:p>
      <text:p text:style-name="PL-Paragraph">History of BIM. (n.d.). <text:span text:style-name="T6">Architecture Research Lab</text:span>. Retrieved September 18, 2013, from http://www.architectureresearchlab.com/arl/2011/08/21/bim-history/</text:p>
      <text:p text:style-name="PL-Paragraph">How to make balloon maps (Wired UK). (n.d.). <text:span text:style-name="T6">Wired UK</text:span>. Retrieved April 4, 2013, from http://www.wired.co.uk/magazine/archive/2013/03/how-to/how-to-make-balloon-maps</text:p>
      <text:p text:style-name="PL-Paragraph">Hyde, R. (2012). <text:span text:style-name="T6">Future Practice: Conversations from the Edge of Architecture</text:span> (1st ed.). Routledge.</text:p>
      <text:p text:style-name="PL-Paragraph">If Things Can Talk, What Do They Say? If We Can Talk to Things, What Do We Say? | Electronic Book Review. (n.d.). Retrieved July 25, 2013, from http://www.electronicbookreview.com/thread/firstperson/voicechip</text:p>
      <text:p text:style-name="PL-Paragraph">Issue #2: Bio/Hardware Hacking » Journal of Peer Production. (n.d.). Retrieved July 24, 2013, from http://peerproduction.net/issues/issue-2/</text:p>
      <text:p text:style-name="PL-Paragraph">Istanbul Design Biennial - Adhocracy. (n.d.). Retrieved April 24, 2013, from http://istanbuldesignbiennial.iksv.org/adhocracy/</text:p>
      <text:p text:style-name="PL-Paragraph">Jasanoff, S. (2004). <text:span text:style-name="T6">States of Knowledge: The Co-Production of Science and the Social Order</text:span>. Routledge.</text:p>
      <text:p text:style-name="PL-Paragraph">Johnson, R., Gamma, E., Vlissides, J., &amp; Helm, R. (1995). <text:span text:style-name="T6">Design Patterns: Elements of Reusable Object-Oriented Software</text:span>. Addison-Wesley.</text:p>
      <text:p text:style-name="PL-Paragraph">Kitchin, R., &amp; Dodge, M. (2011). <text:span text:style-name="T6">Code/space software and everyday life</text:span>. Cambridge, Mass.: MIT Press. Retrieved from http://site.ebrary.com/id/10479192</text:p>
      <text:p text:style-name="PL-Paragraph">Kwinter, S. (2007). <text:span text:style-name="T6">Far from Equilibrium: Essays on Technology and Design Culture</text:span>. Actar.</text:p>
      <text:p text:style-name="PL-Paragraph">Lash, S., &amp; Lury, C. (2007). <text:span text:style-name="T6">Global Culture Industry: The Mediation of Things</text:span> (1st ed.). Polity Press.</text:p>
      <text:p text:style-name="PL-Paragraph">Latour, B. (1987). <text:span text:style-name="T6">Science in action: how to follow scientists and engineers through society</text:span>. Cambridge, Mass.: Harvard University Press.</text:p>
      <text:p text:style-name="PL-Paragraph">Latour, B. (1993). <text:span text:style-name="T6">We have never been modern</text:span>. London: Harvester Wheatsheaf.</text:p>
      <text:p text:style-name="PL-Paragraph">Latour, B. (2004). <text:span text:style-name="T6">Politics of nature : how to bring the sciences into democracy</text:span>. Cambridge, Mass: Harvard University Press.</text:p>
      <text:p text:style-name="PL-Paragraph">Latour, B., Weibel, P., (Exhibition), M. T. P. A. of D., &amp; Karlsruhe, Z. für K. und M. (2005). <text:span text:style-name="T6">Making things public : atmospheres of democracy</text:span>. Cambridge, Mass; London: MIT.</text:p>
      <text:p text:style-name="PL-Paragraph"><text:soft-page-break/>Latour, B., &amp; Woolgar, S. (1986). <text:span text:style-name="T6">Laboratory Life: The Construction of Scientific Facts</text:span>. (J. Salk, Ed.) (Reprint.). Princeton University Press.</text:p>
      <text:p text:style-name="PL-Paragraph">Law, J. (2004). <text:span text:style-name="T6">After Method: Mess in Social Science Research</text:span>. Psychology Press.</text:p>
      <text:p text:style-name="PL-Paragraph">Lord of the Files: How GitHub Tamed Free Software (And More) | Wired Enterprise | Wired.com. (n.d.). <text:span text:style-name="T6">Wired Enterprise</text:span>. Retrieved March 11, 2013, from http://www.wired.com/wiredenterprise/2012/02/github/</text:p>
      <text:p text:style-name="PL-Paragraph">Lury, C., &amp; Wakeford, N. (Eds.). (2012). <text:span text:style-name="T6">Inventive Methods: The Happening of the Social</text:span>. Routledge.</text:p>
      <text:p text:style-name="PL-Paragraph">Mackenzie, A. (2006). <text:span text:style-name="T6">Cutting code: software and sociality</text:span>. New York: Peter Lang.</text:p>
      <text:p text:style-name="PL-Paragraph">MacKenzie, D. A., &amp; Wajcman, J. (1999). <text:span text:style-name="T6">The social shaping of technology [...] [...]</text:span>. Buckingham [u.a.: Open University Press.</text:p>
      <text:p text:style-name="PL-Paragraph">Maggie Orth Portfolio. (n.d.). Retrieved August 10, 2013, from http://www.maggieorth.com/index.html</text:p>
      <text:p text:style-name="PL-Paragraph">Magical Maths « How Japanese Kids Learn To Multiply – Amazing, No Need to Learn Japanese. (n.d.). <text:span text:style-name="T6">magicalmaths</text:span>. Retrieved April 10, 2013, from http://www.magicalmaths.org/how-japanese-kids-learn-to-multiply/</text:p>
      <text:p text:style-name="PL-Paragraph">Manifesto for Agile Software Development. (n.d.). Retrieved August 7, 2013, from http://agilemanifesto.org/</text:p>
      <text:p text:style-name="PL-Paragraph">Manuel DeLanda. (2006). <text:span text:style-name="T6">A New Philosophy of Society: Assemblage Theory and Social Complexity</text:span>. Continuum.</text:p>
      <text:p text:style-name="PL-Paragraph">Marr, D. (1982). <text:span text:style-name="T6">Vision : a computational investigation into the human representation and processing of visual information</text:span>. San Francisco: WHFreeman.</text:p>
      <text:p text:style-name="PL-Paragraph">Marres, N. (2012). <text:span text:style-name="T6">Material Participation: Technology, the Environment and Everyday Publics</text:span>. Palgrave Macmillan.</text:p>
      <text:p text:style-name="PL-Paragraph">Maturana, H. R., &amp; Varela, F. J. (1991). <text:span text:style-name="T6">Autopoiesis and Cognition: The Realization of the Living</text:span> (Softcover reprint of the original 1st ed. 1980.). Springer.</text:p>
      <text:p text:style-name="PL-Paragraph">McCullough, M. (2007). New media urbanism: grounding ambient information technology. <text:span text:style-name="T6">Environment and Planning B: Planning and Design</text:span>, <text:span text:style-name="T6">34</text:span>(3), 383 – 395. doi:10.1068/b32038</text:p>
      <text:p text:style-name="PL-Paragraph">Mieville, C. (2011). <text:span text:style-name="T6">The City &amp; The City</text:span>. Pan.</text:p>
      <text:p text:style-name="PL-Paragraph">Mieville, C. (2012). <text:span text:style-name="T6">Embassytown</text:span>. Pan.</text:p>
      <text:p text:style-name="PL-Paragraph">Miller, C. A., &amp; Edwards, P. N. (2001). <text:span text:style-name="T6">Changing the Atmosphere: Expert Knowledge and Environmental Governance</text:span>. MIT Press.</text:p>
      <text:p text:style-name="PL-Paragraph">Minsky, M. (1988). <text:span text:style-name="T6">Perceptrons : an introduction to computational geometry</text:span> (Expanded ed.). Cambridge, Mass; London: MIT Press.</text:p>
      <text:p text:style-name="PL-Paragraph">Mitchell, W. J. (1995). <text:span text:style-name="T6">City of bits : space, place and the infobahn</text:span>. Cambridge, Mass; London: MIT Press.</text:p>
      <text:p text:style-name="PL-Paragraph">Mitchell, W. J. (2003). <text:span text:style-name="T6">Me[plus plus] : the cyborg self and the networked city</text:span>. Cambridge, Mass; London: MIT.</text:p>
      <text:p text:style-name="PL-Paragraph">Mörtenböck, P., &amp; Mooshammer, H. (2008). <text:span text:style-name="T6">Networked Cultures + DVD: parallel Architectures and the politics os Space</text:span>. Nai Uitgevers Pub.</text:p>
      <text:p text:style-name="PL-Paragraph">Myers, D. (2010). <text:span text:style-name="T6">Play redux : the form of computer games</text:span>. Retrieved from http://hdl.handle.net/2027/spo.7933339.0001.001</text:p>
      <text:p text:style-name="PL-Paragraph">Nash, A. (n.d.). FCJ-148 Affect and the Medium of Digital Data. Retrieved September 13, 2013, from http://twentyone.fibreculturejournal.org/fcj-148-affect-and-the-medium-of-digital-data/</text:p>
      <text:p text:style-name="PL-Paragraph"><text:span text:style-name="T6">New constructions in cellular automata</text:span>. (2003). Oxford: Oxford University Press.</text:p>
      <text:p text:style-name="PL-Paragraph">Nowotny, H., &amp; Scott, P. (2001). <text:span text:style-name="T6">Re-thinking science: knowledge and the public in an age of uncertainty</text:span>. Cambridge, UK: Polity.</text:p>
      <text:p text:style-name="PL-Paragraph">Opensource Architecture. (2013, April 20). In <text:span text:style-name="T6">Wikipedia, the free encyclopedia</text:span>. Retrieved from http://en.wikipedia.org/w/index.php?title=Opensource_Architecture&amp;oldid=550529455</text:p>
      <text:p text:style-name="PL-Paragraph"><text:soft-page-break/>Paay, J., Dave, B., &amp; Howard, S. (2007). Understanding and representing the social prospects of hybrid urban spaces. <text:span text:style-name="T6">Environment and Planning B: Planning and Design</text:span>, <text:span text:style-name="T6">34</text:span>(3), 446 – 465. doi:10.1068/b3239</text:p>
      <text:p text:style-name="PL-Paragraph">Páez, S. M., Lama, J. P. D., &amp; Andrade, L. H. (2012). <text:span text:style-name="T6">Wikiplaza: Request for Comments</text:span>. Actarbirkhauser.</text:p>
      <text:p text:style-name="PL-Paragraph">Pask, G. (1961). <text:span text:style-name="T6">An approach to cybernetics.</text:span> London: Hutchinson.</text:p>
      <text:p text:style-name="PL-Paragraph">Pask, G. (1975). <text:span text:style-name="T6">The cybernetics of human learning and performance : a guide to theory and research</text:span>. London: Hutchinson Educational.</text:p>
      <text:p text:style-name="PL-Paragraph">Penn, A., &amp; Turner, A. (2001). Space syntax based agent simulation. In <text:span text:style-name="T6">Presented at: 1st International Conference on Pedestrian and Evacuation Dynamics, University of Duisburg, Germany. (2001)</text:span>. Presented at the 1st International Conference on Pedestrian and Evacuation Dynamics, University of Duisburg, Germany. Retrieved from http://discovery.ucl.ac.uk/2027/</text:p>
      <text:p text:style-name="PL-Paragraph">Penn, Alan. (2003). Space Syntax And Spatial Cognition Or Why the Axial Line? <text:span text:style-name="T6">Environment and Behavior</text:span>, <text:span text:style-name="T6">35</text:span>(1), 30–65. doi:10.1177/0013916502238864</text:p>
      <text:p text:style-name="PL-Paragraph">Pickering, A. (2011). <text:span text:style-name="T6">The Cybernetic Brain: Sketches of Another Future</text:span>. University of Chicago Press.</text:p>
      <text:p text:style-name="PL-Paragraph">Plant, S. (1998). <text:span text:style-name="T6">Zeros + ones : digital women + the new technoculture</text:span>. London: Fourth Estate.</text:p>
      <text:p text:style-name="PL-Paragraph">Prigogine, I., &amp; Stengers, I. (1985). <text:span text:style-name="T6">Order out of chaos: man’s new dialogue with nature</text:span>.</text:p>
      <text:p text:style-name="PL-Paragraph">Public Lab: a DIY environmental science community. (n.d.). Retrieved July 31, 2013, from http://publiclab.org/</text:p>
      <text:p text:style-name="PL-Paragraph">publiclaboratory. (n.d.). <text:span text:style-name="T6">publiclaboratory</text:span>. Retrieved from http://publiclaboratory.org/home</text:p>
      <text:p text:style-name="PL-Paragraph">QUELSOLAAR:COM : Love - Online Procedural Adventiure Game. (n.d.). Retrieved October 31, 2012, from http://www.quelsolaar.com/love/index.html</text:p>
      <text:p text:style-name="PL-Paragraph">Resnick, M. (1997). <text:span text:style-name="T6">Turtles, Termites, and Traffic Jams: Explorations in Massively Parallel Microworlds</text:span>. The MIT Press.</text:p>
      <text:p text:style-name="PL-Paragraph">Robinson, R., Rittenbruch, M., Foth, M., Filonik, D., &amp; Viller, S. (2012). Street Computing: Towards an Integrated Open Data Application Programming Interface (API) for Cities. <text:span text:style-name="T6">Journal of Urban Technology</text:span>, <text:span text:style-name="T6">19</text:span>(2), 1–23. doi:10.1080/10630732.2012.698064</text:p>
      <text:p text:style-name="PL-Paragraph">Sign at Bar Reads “Google Glass Is Banned On These Premises.” (n.d.). <text:span text:style-name="T6">Laughing Squid</text:span>. Retrieved July 24, 2013, from http://laughingsquid.com/sign-at-bar-reads-google-glass-is-banned-on-these-premises/</text:p>
      <text:p text:style-name="PL-Paragraph">Situated Technologies |. (n.d.). Retrieved November 6, 2012, from http://www.situatedtechnologies.net/</text:p>
      <text:p text:style-name="PL-Paragraph">Spuybroek, L., &amp; Lang, B. (2000). <text:span text:style-name="T6">Weight of the Image: Masterclass NAi 1999</text:span>. NAI Publishers.</text:p>
      <text:p text:style-name="PL-Paragraph">Stengers, I. (1997). <text:span text:style-name="T6">Power and Invention: Situating Science</text:span>. (P. Bains, Trans.). University of Minnesota Press.</text:p>
      <text:p text:style-name="PL-Paragraph">Stengers, I. (2000). <text:span text:style-name="T6">The Invention of Modern Science</text:span>. (D. W. Smith, Trans.). University of Minnesota Press.</text:p>
      <text:p text:style-name="PL-Paragraph">Stengers, I. (2010). <text:span text:style-name="T6">Cosmopolitics I : I. the science wars, II. the invention of mechanics, III. thermodynamics</text:span>. Minneapolis, Minn: University of Minnesota Press ; Bristol.</text:p>
      <text:p text:style-name="PL-Paragraph">Stengers, I. (2011). <text:span text:style-name="T6">Cosmopolitics II</text:span>. Minneapolis, Minn; London: University of Minnesota Press.</text:p>
      <text:p text:style-name="PL-Paragraph">Sterling, B. (2005). <text:span text:style-name="T6">Shaping Things</text:span>. MIT Press.</text:p>
      <text:p text:style-name="PL-Paragraph">Study: brainless robots swarm just like animals (Wired UK). (n.d.). <text:span text:style-name="T6">Wired UK</text:span>. Retrieved March 15, 2013, from http://www.wired.co.uk/news/archive/2013-03/15/robot-swarms</text:p>
      <text:p text:style-name="PL-Paragraph">Terry, J. (1997). <text:span text:style-name="T6">Processed Lives: Gender and Technology in Everyday Life</text:span>. Routledge.</text:p>
      <text:p text:style-name="PL-Paragraph">The dumbing-down of programming. (n.d.). Retrieved March 20, 2013, from http://www.salon.com/1998/05/13/feature_320/</text:p>
      <text:p text:style-name="PL-Paragraph">The GitHub generation: why we’re all in open source now (Wired UK). (n.d.). <text:span text:style-name="T6">Wired UK</text:span>. Retrieved March 11, 2013, from http://www.wired.co.uk/news/archive/2013-03/11/github-democracy</text:p>
      <text:p text:style-name="PL-Paragraph">The virtual adventures of a blogging ship propelled by weather data (Wired UK). (n.d.). <text:span text:style-name="T6">Wired UK</text:span>. Retrieved February 6, 2013, from http://www.wired.co.uk/news/archive/2013-02/05/ship-adrift</text:p>
      <text:p text:style-name="PL-Paragraph">This Old (Open Source) House: Man Renovates Home on GitHub | Wired Enterprise | Wired.com. (n.d.). <text:soft-page-break/><text:span text:style-name="T6">Wired Enterprise</text:span>. Retrieved March 11, 2013, from http://www.wired.com/wiredenterprise/2013/01/this-old-house/</text:p>
      <text:p text:style-name="PL-Paragraph">Thought Experiment: Build a Supercomputer Replica of the Human Brain | Wired Science | Wired.com. (n.d.). <text:span text:style-name="T6">Wired Science</text:span>. Retrieved May 15, 2013, from http://www.wired.com/wiredscience/2013/05/neurologist-markam-human-brain/</text:p>
      <text:p text:style-name="PL-Paragraph">Ullman, E. (2013). <text:span text:style-name="T6">Close to the Machine: Technophilia and its Discontents</text:span> (First.). Pushkin Press.</text:p>
      <text:p text:style-name="PL-Paragraph">Urban Computing and its Discontents | Situated Technologies. (n.d.). Retrieved November 6, 2012, from http://www.situatedtechnologies.net/?q=node/77</text:p>
      <text:p text:style-name="PL-Paragraph">Urban Probes. (n.d.). Retrieved July 25, 2013, from http://www.urban-atmospheres.net/UrbanProbes/index.htm</text:p>
      <text:p text:style-name="PL-Paragraph">Urban Versioning System 1.0 | Situated Technologies. (n.d.). Retrieved May 28, 2013, from http://www.situatedtechnologies.net/?q=node/85</text:p>
      <text:p text:style-name="PL-Paragraph">UrbanVersioningSystem.pdf. (n.d.). Retrieved from http://www.situatedtechnologies.net/files/UrbanVersioningSystem.pdf</text:p>
      <text:p text:style-name="PL-Paragraph">Verran, H. (2001). <text:span text:style-name="T6">Science and an African Logic</text:span> (2nd ed.). University of Chicago Press.</text:p>
      <text:p text:style-name="PL-Paragraph">Virtual Reality Allows Adults to See World Through a Child’s Eyes - Wired Science. (n.d.). <text:span text:style-name="T6">Wired Science</text:span>. Retrieved July 17, 2013, from http://www.wired.com/wiredscience/2013/07/virtual-reality-perspective/</text:p>
      <text:p text:style-name="PL-Paragraph">Wall, L. (2000). <text:span text:style-name="T6">Programming Perl</text:span> (3rd ed.). Beijing ; Cambridge, Mass: O’Reilly.</text:p>
      <text:p text:style-name="PL-Paragraph">Wall, L. (n.d.). Perl, the first postmodern computer language. Retrieved March 20, 2013, from http://www.wall.org/~larry/pm.html</text:p>
      <text:p text:style-name="PL-Paragraph">Watch: A Hidden Camera Captures A Package’s Hidden Journey. (n.d.). <text:span text:style-name="T6">Co.Design</text:span>. Retrieved April 4, 2013, from http://www.fastcodesign.com/1672262/watch-a-hidden-camera-captures-a-packages-hidden-journey</text:p>
      <text:p text:style-name="PL-Paragraph">Weber, S. (2004). <text:span text:style-name="T6">The success of open source [...] [...]</text:span>. Cambridge, Mass. [u.a.: Harvard Univ. Press.</text:p>
      <text:p text:style-name="PL-Paragraph">Whitehead, A. N. (1929). <text:span text:style-name="T6">Process and reality : an essay in cosmology.</text:span> Cambridge: Cambridge University Press.</text:p>
      <text:p text:style-name="PL-Paragraph">Wiener, N. (1961). <text:span text:style-name="T6">Cybernetics, or, Control and communication in the animal and the machine</text:span> (2nd ed.). Cambridge Mass: MITPress.</text:p>
      <text:p text:style-name="PL-Paragraph">Woolgar, S. (1988). <text:span text:style-name="T6">Science : the very idea</text:span>. Chichester: Ellis Horwood.</text:p>
      <text:p text:style-name="PL-Paragraph">Woolgar, S. (2002). <text:span text:style-name="T6">Virtual society? : technology, cyberbole, reality</text:span>. Oxford: Oxford University Press.</text:p>
      <text:p text:style-name="PL-Paragraph">Yaneva, A. (2012). <text:span text:style-name="T6">Mapping Controversies in Architecture</text:span>. Ashgate.</text:p>
      <text:p text:style-name="PL-Paragraph">“<text:span text:style-name="T6">Yeah Science Bitch!!” {MEME}</text:span>. (2013). Retrieved from http://www.youtube.com/watch?v=Dbt-OfbQTpw&amp;feature=youtube_gdata_player</text:p>
      <text:p text:style-name="PL-Paragraph">Yeah Science, Bitch | Know Your Meme. (n.d.). <text:span text:style-name="T6">Know Your Meme</text:span>. Retrieved July 18, 2013, from http://knowyourmeme.com/memes/yeah-science-bitch</text:p>
      <text:p text:style-name="PL-Paragraph">Your Startup’s Legal Docs: Now on GitHub | Wired Enterprise | Wired.com. (n.d.). <text:span text:style-name="T6">Wired Enterprise</text:span>. Retrieved March 11, 2013, from http://www.wired.com/wiredenterprise/2013/03/series-seed/</text:p>
      <text:p text:style-name="PL-Paragraph"><text:span text:style-name="Strong_20_Emphasis"><text:span text:style-name="T1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background-color="#00ffff">
        <style:background-image/>
      </style:paragraph-properties>
      <style:text-properties style:font-name="Times New Roman1" fo:font-size="14pt" fo:font-weight="bold"/>
    </style:style>
    <style:style style:name="PL-SubHeading" style:family="paragraph" style:parent-style-name="Standard" style:class="text">
      <style:paragraph-properties fo:margin-left="0cm" fo:margin-right="6.001cm" fo:margin-top="0.3cm" fo:margin-bottom="0.199cm" style:contextual-spacing="false" fo:line-height="100%" fo:text-indent="0cm" style:auto-text-indent="false" fo:background-color="#ffff00">
        <style:background-image/>
      </style:paragraph-properties>
      <style:text-properties style:font-name="Calibri1" fo:font-weight="bold" officeooo:rsid="004177f9" style:font-size-asian="10.5pt"/>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fo:background-color="#e6e6e6">
        <style:background-image/>
      </style:paragraph-properties>
      <style:text-properties style:font-name="Times New Roman2" fo:font-size="9pt" fo:font-style="normal" fo:font-weight="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5.001cm" fo:text-indent="0cm" style:auto-text-indent="false"/>
      <style:text-properties fo:font-size="8pt"/>
    </style:style>
    <style:style style:name="PL-Title" style:family="paragraph" style:parent-style-name="PL-Paragraph">
      <style:paragraph-properties fo:margin-top="0cm" fo:margin-bottom="0.199cm" style:contextual-spacing="false" fo:line-height="100%"/>
      <style:text-properties style:font-name="Calibri1" fo:font-size="16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5:07:12.01</meta:creation-date>
    <dc:date>2013-09-22T20:21:03.17</dc:date>
    <meta:editing-duration>PT2H57M7S</meta:editing-duration>
    <meta:editing-cycles>20</meta:editing-cycles>
    <meta:generator>LibreOffice/4.0.5.2$Windows_x86 LibreOffice_project/5464147a081647a250913f19c0715bca595af2f</meta:generator>
    <meta:document-statistic meta:table-count="0" meta:image-count="0" meta:object-count="0" meta:page-count="19" meta:paragraph-count="306" meta:word-count="8452" meta:character-count="58716" meta:non-whitespace-character-count="50481"/>
  </office:meta>
</office:document-meta>
</file>